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65B99A5.png" manifest:media-type="image/png"/>
  <manifest:file-entry manifest:full-path="Pictures/10000001000000570000005776B28FCA.png" manifest:media-type="image/png"/>
  <manifest:file-entry manifest:full-path="Pictures/100000010000000F0000000FB7E38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 Mono" svg:font-family="'DejaVu Sans Mono'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style:rel-width="100%" fo:margin-left="-0.191cm" fo:margin-top="0cm" fo:margin-bottom="0cm" table:align="left" style:writing-mode="lr-tb"/>
    </style:style>
    <style:style style:name="Tabla1.A" style:family="table-column">
      <style:table-column-properties style:column-width="0.577cm" style:rel-column-width="2523*"/>
    </style:style>
    <style:style style:name="Tabla1.B" style:family="table-column">
      <style:table-column-properties style:column-width="0.601cm" style:rel-column-width="2628*"/>
    </style:style>
    <style:style style:name="Tabla1.C" style:family="table-column">
      <style:table-column-properties style:column-width="1.462cm" style:rel-column-width="6389*"/>
    </style:style>
    <style:style style:name="Tabla1.D" style:family="table-column">
      <style:table-column-properties style:column-width="1.097cm" style:rel-column-width="4797*"/>
    </style:style>
    <style:style style:name="Tabla1.E" style:family="table-column">
      <style:table-column-properties style:column-width="2.69cm" style:rel-column-width="11751*"/>
    </style:style>
    <style:style style:name="Tabla1.F" style:family="table-column">
      <style:table-column-properties style:column-width="2.709cm" style:rel-column-width="11835*"/>
    </style:style>
    <style:style style:name="Tabla1.G" style:family="table-column">
      <style:table-column-properties style:column-width="5.861cm" style:rel-column-width="25611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fo:padding-left="0.191cm" fo:padding-right="0.191cm" fo:padding-top="0cm" fo:padding-bottom="0cm" fo:border="0.5pt solid #000000" style:writing-mode="lr-tb"/>
    </style:style>
    <style:style style:name="Tabla1.G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fo:padding-left="0.191cm" fo:padding-right="0.191cm" fo:padding-top="0cm" fo:padding-bottom="0cm" fo:border="0.5pt solid #000000" style:writing-mode="lr-tb"/>
    </style:style>
    <style:style style:name="Tabla1.G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fo:padding-left="0.191cm" fo:padding-right="0.191cm" fo:padding-top="0cm" fo:padding-bottom="0cm" fo:border="0.5pt solid #000000" style:writing-mode="lr-tb"/>
    </style:style>
    <style:style style:name="Tabla1.G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fo:padding-left="0.191cm" fo:padding-right="0.191cm" fo:padding-top="0cm" fo:padding-bottom="0cm" fo:border="0.5pt solid #000000" style:writing-mode="lr-tb"/>
    </style:style>
    <style:style style:name="Tabla1.G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fo:padding-left="0.191cm" fo:padding-right="0.191cm" fo:padding-top="0cm" fo:padding-bottom="0cm" fo:border="0.5pt solid #000000" style:writing-mode="lr-tb"/>
    </style:style>
    <style:style style:name="Tabla1.G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fo:padding-left="0.191cm" fo:padding-right="0.191cm" fo:padding-top="0cm" fo:padding-bottom="0cm" fo:border="0.5pt solid #000000" style:writing-mode="lr-tb"/>
    </style:style>
    <style:style style:name="Tabla1.G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fo:padding-left="0.191cm" fo:padding-right="0.191cm" fo:padding-top="0cm" fo:padding-bottom="0cm" fo:border="0.5pt solid #000000" style:writing-mode="lr-tb"/>
    </style:style>
    <style:style style:name="Tabla1.G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cm" style:rel-width="100%" fo:margin-left="-0.191cm" fo:margin-top="0cm" fo:margin-bottom="0cm" table:align="left" style:writing-mode="lr-tb"/>
    </style:style>
    <style:style style:name="Tabla2.A" style:family="table-column">
      <style:table-column-properties style:column-width="0.577cm" style:rel-column-width="2523*"/>
    </style:style>
    <style:style style:name="Tabla2.B" style:family="table-column">
      <style:table-column-properties style:column-width="0.601cm" style:rel-column-width="2628*"/>
    </style:style>
    <style:style style:name="Tabla2.C" style:family="table-column">
      <style:table-column-properties style:column-width="1.462cm" style:rel-column-width="6389*"/>
    </style:style>
    <style:style style:name="Tabla2.D" style:family="table-column">
      <style:table-column-properties style:column-width="1.097cm" style:rel-column-width="4797*"/>
    </style:style>
    <style:style style:name="Tabla2.E" style:family="table-column">
      <style:table-column-properties style:column-width="2.69cm" style:rel-column-width="11751*"/>
    </style:style>
    <style:style style:name="Tabla2.F" style:family="table-column">
      <style:table-column-properties style:column-width="2.709cm" style:rel-column-width="11835*"/>
    </style:style>
    <style:style style:name="Tabla2.G" style:family="table-column">
      <style:table-column-properties style:column-width="5.861cm" style:rel-column-width="25611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27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3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cm" style:rel-width="100%" fo:margin-left="-0.191cm" fo:margin-top="0cm" fo:margin-bottom="0cm" table:align="left" style:writing-mode="lr-tb"/>
    </style:style>
    <style:style style:name="Tabla3.A" style:family="table-column">
      <style:table-column-properties style:column-width="0.684cm" style:rel-column-width="2988*"/>
    </style:style>
    <style:style style:name="Tabla3.B" style:family="table-column">
      <style:table-column-properties style:column-width="0.711cm" style:rel-column-width="3106*"/>
    </style:style>
    <style:style style:name="Tabla3.C" style:family="table-column">
      <style:table-column-properties style:column-width="1.3cm" style:rel-column-width="5676*"/>
    </style:style>
    <style:style style:name="Tabla3.D" style:family="table-column">
      <style:table-column-properties style:column-width="3.069cm" style:rel-column-width="13408*"/>
    </style:style>
    <style:style style:name="Tabla3.E" style:family="table-column">
      <style:table-column-properties style:column-width="3.096cm" style:rel-column-width="13526*"/>
    </style:style>
    <style:style style:name="Tabla3.F" style:family="table-column">
      <style:table-column-properties style:column-width="6.14cm" style:rel-column-width="2682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la3.E3" style:family="table-cell">
      <style:table-cell-properties fo:padding-left="0.191cm" fo:padding-right="0.191cm" fo:padding-top="0cm" fo:padding-bottom="0cm" fo:border="0.5pt solid #000000" style:writing-mode="lr-tb"/>
    </style:style>
    <style:style style:name="Tabla3.F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fo:padding-left="0.191cm" fo:padding-right="0.191cm" fo:padding-top="0cm" fo:padding-bottom="0cm" fo:border="0.5pt solid #000000" style:writing-mode="lr-tb"/>
    </style:style>
    <style:style style:name="Tabla3.E4" style:family="table-cell">
      <style:table-cell-properties fo:padding-left="0.191cm" fo:padding-right="0.191cm" fo:padding-top="0cm" fo:padding-bottom="0cm" fo:border="0.5pt solid #000000" style:writing-mode="lr-tb"/>
    </style:style>
    <style:style style:name="Tabla3.F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fo:padding-left="0.191cm" fo:padding-right="0.191cm" fo:padding-top="0cm" fo:padding-bottom="0cm" fo:border="0.5pt solid #000000" style:writing-mode="lr-tb"/>
    </style:style>
    <style:style style:name="Tabla3.E5" style:family="table-cell">
      <style:table-cell-properties fo:padding-left="0.191cm" fo:padding-right="0.191cm" fo:padding-top="0cm" fo:padding-bottom="0cm" fo:border="0.5pt solid #000000" style:writing-mode="lr-tb"/>
    </style:style>
    <style:style style:name="Tabla3.F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fo:padding-left="0.191cm" fo:padding-right="0.191cm" fo:padding-top="0cm" fo:padding-bottom="0cm" fo:border="0.5pt solid #000000" style:writing-mode="lr-tb"/>
    </style:style>
    <style:style style:name="Tabla3.D6" style:family="table-cell">
      <style:table-cell-properties fo:padding-left="0.191cm" fo:padding-right="0.191cm" fo:padding-top="0cm" fo:padding-bottom="0cm" fo:border="0.5pt solid #000000" style:writing-mode="lr-tb"/>
    </style:style>
    <style:style style:name="Tabla3.E6" style:family="table-cell">
      <style:table-cell-properties fo:padding-left="0.191cm" fo:padding-right="0.191cm" fo:padding-top="0cm" fo:padding-bottom="0cm" fo:border="0.5pt solid #000000" style:writing-mode="lr-tb"/>
    </style:style>
    <style:style style:name="Tabla3.F6" style:family="table-cell">
      <style:table-cell-properties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fo:padding-left="0.191cm" fo:padding-right="0.191cm" fo:padding-top="0cm" fo:padding-bottom="0cm" fo:border="0.5pt solid #000000" style:writing-mode="lr-tb"/>
    </style:style>
    <style:style style:name="Tabla3.D7" style:family="table-cell">
      <style:table-cell-properties fo:padding-left="0.191cm" fo:padding-right="0.191cm" fo:padding-top="0cm" fo:padding-bottom="0cm" fo:border="0.5pt solid #000000" style:writing-mode="lr-tb"/>
    </style:style>
    <style:style style:name="Tabla3.E7" style:family="table-cell">
      <style:table-cell-properties fo:padding-left="0.191cm" fo:padding-right="0.191cm" fo:padding-top="0cm" fo:padding-bottom="0cm" fo:border="0.5pt solid #000000" style:writing-mode="lr-tb"/>
    </style:style>
    <style:style style:name="Tabla3.F7" style:family="table-cell">
      <style:table-cell-properties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fo:padding-left="0.191cm" fo:padding-right="0.191cm" fo:padding-top="0cm" fo:padding-bottom="0cm" fo:border="0.5pt solid #000000" style:writing-mode="lr-tb"/>
    </style:style>
    <style:style style:name="Tabla3.D8" style:family="table-cell">
      <style:table-cell-properties fo:padding-left="0.191cm" fo:padding-right="0.191cm" fo:padding-top="0cm" fo:padding-bottom="0cm" fo:border="0.5pt solid #000000" style:writing-mode="lr-tb"/>
    </style:style>
    <style:style style:name="Tabla3.E8" style:family="table-cell">
      <style:table-cell-properties fo:padding-left="0.191cm" fo:padding-right="0.191cm" fo:padding-top="0cm" fo:padding-bottom="0cm" fo:border="0.5pt solid #000000" style:writing-mode="lr-tb"/>
    </style:style>
    <style:style style:name="Tabla3.F8" style:family="table-cell">
      <style:table-cell-properties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fo:padding-left="0.191cm" fo:padding-right="0.191cm" fo:padding-top="0cm" fo:padding-bottom="0cm" fo:border="0.5pt solid #000000" style:writing-mode="lr-tb"/>
    </style:style>
    <style:style style:name="Tabla3.B9" style:family="table-cell">
      <style:table-cell-properties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fo:padding-left="0.191cm" fo:padding-right="0.191cm" fo:padding-top="0cm" fo:padding-bottom="0cm" fo:border="0.5pt solid #000000" style:writing-mode="lr-tb"/>
    </style:style>
    <style:style style:name="Tabla3.D9" style:family="table-cell">
      <style:table-cell-properties fo:padding-left="0.191cm" fo:padding-right="0.191cm" fo:padding-top="0cm" fo:padding-bottom="0cm" fo:border="0.5pt solid #000000" style:writing-mode="lr-tb"/>
    </style:style>
    <style:style style:name="Tabla3.E9" style:family="table-cell">
      <style:table-cell-properties fo:padding-left="0.191cm" fo:padding-right="0.191cm" fo:padding-top="0cm" fo:padding-bottom="0cm" fo:border="0.5pt solid #000000" style:writing-mode="lr-tb"/>
    </style:style>
    <style:style style:name="Tabla3.F9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style:rel-width="100%" fo:margin-left="-0.191cm" fo:margin-top="0cm" fo:margin-bottom="0cm" fo:break-before="page" table:align="left" style:writing-mode="lr-tb"/>
    </style:style>
    <style:style style:name="Tabla4.A" style:family="table-column">
      <style:table-column-properties style:column-width="0.612cm" style:rel-column-width="2673*"/>
    </style:style>
    <style:style style:name="Tabla4.B" style:family="table-column">
      <style:table-column-properties style:column-width="0.614cm" style:rel-column-width="2681*"/>
    </style:style>
    <style:style style:name="Tabla4.C" style:family="table-column">
      <style:table-column-properties style:column-width="1.453cm" style:rel-column-width="6350*"/>
    </style:style>
    <style:style style:name="Tabla4.D" style:family="table-column">
      <style:table-column-properties style:column-width="1.087cm" style:rel-column-width="4745*"/>
    </style:style>
    <style:style style:name="Tabla4.E" style:family="table-column">
      <style:table-column-properties style:column-width="2.681cm" style:rel-column-width="11711*"/>
    </style:style>
    <style:style style:name="Tabla4.F" style:family="table-column">
      <style:table-column-properties style:column-width="2.701cm" style:rel-column-width="11796*"/>
    </style:style>
    <style:style style:name="Tabla4.G" style:family="table-column">
      <style:table-column-properties style:column-width="5.854cm" style:rel-column-width="2557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List_20_Paragraph" style:list-style-name="WWNum20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1" fo:font-size="11pt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11pt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71265" officeooo:paragraph-rsid="00071265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887a3" officeooo:paragraph-rsid="000887a3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cm" fo:margin-bottom="0.353cm" style:contextual-spacing="false" fo:line-height="115%" fo:orphans="2" fo:widows="2"/>
      <style:text-properties fo:color="#3333cc" loext:opacity="100%" style:font-name="Times New Roman" fo:font-size="16pt" style:font-size-asian="16pt" style:font-name-complex="Times New Roman1"/>
    </style:style>
    <style:style style:name="P13" style:family="paragraph" style:parent-style-name="List_20_Paragraph" style:list-style-name="WWNum20">
      <style:paragraph-properties fo:margin-top="0cm" fo:margin-bottom="0cm" style:contextual-spacing="true" fo:text-align="justify" style:justify-single-word="false" fo:break-before="page"/>
    </style:style>
    <style:style style:name="P14" style:family="paragraph" style:parent-style-name="Standard">
      <style:paragraph-properties fo:text-align="justify" style:justify-single-word="false"/>
      <style:text-properties fo:color="#3333cc" loext:opacity="100%" style:font-name="Times New Roman" fo:font-size="16pt" style:font-size-asian="16pt" style:font-name-complex="Times New Roman1"/>
    </style:style>
    <style:style style:name="P15" style:family="paragraph" style:parent-style-name="Standard">
      <style:text-properties style:font-name="Courier New" fo:font-size="10pt" style:font-size-asian="10pt" style:font-name-complex="Courier New1"/>
    </style:style>
    <style:style style:name="P16" style:family="paragraph" style:parent-style-name="Standard">
      <style:paragraph-properties fo:margin-top="0cm" fo:margin-bottom="0.353cm" style:contextual-spacing="false" fo:line-height="115%" fo:orphans="2" fo:widows="2"/>
      <style:text-properties style:font-name="Courier New" fo:font-size="10pt" style:font-size-asian="10pt" style:font-name-complex="Courier New1"/>
    </style:style>
    <style:style style:name="P17" style:family="paragraph" style:parent-style-name="List_20_Paragraph" style:list-style-name="WWNum20">
      <style:paragraph-properties fo:margin-top="0cm" fo:margin-bottom="0cm" style:contextual-spacing="true" fo:break-before="page"/>
    </style:style>
    <style:style style:name="P18" style:family="paragraph" style:parent-style-name="Standard">
      <style:text-properties style:font-name="Times New Roman" fo:font-size="12pt" style:font-size-asian="12pt" style:font-name-complex="Times New Roman1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1" fo:font-size="11pt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9334c" officeooo:paragraph-rsid="0009334c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9940d" officeooo:paragraph-rsid="0009940d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Standard">
      <style:paragraph-properties fo:text-align="justify" style:justify-single-word="false" fo:text-indent="1.251cm" style:auto-text-indent="false"/>
    </style:style>
    <style:style style:name="P23" style:family="paragraph" style:parent-style-name="Frame_20_contents">
      <style:text-properties fo:color="#000000" loext:opacity="100%"/>
    </style:style>
    <style:style style:name="P2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25" style:family="paragraph" style:parent-style-name="Standard">
      <style:paragraph-properties fo:text-indent="1.251cm" style:auto-text-indent="false"/>
    </style:style>
    <style:style style:name="P26" style:family="paragraph" style:parent-style-name="List_20_Paragraph" style:list-style-name="WWNum23"/>
    <style:style style:name="P27" style:family="paragraph" style:parent-style-name="List_20_Paragraph" style:list-style-name="WWNum23">
      <style:text-properties officeooo:rsid="000b3b08" officeooo:paragraph-rsid="000b3b08"/>
    </style:style>
    <style:style style:name="P28" style:family="paragraph" style:parent-style-name="List_20_Paragraph">
      <style:text-properties officeooo:rsid="000b3b08" officeooo:paragraph-rsid="000b3b08"/>
    </style:style>
    <style:style style:name="P29" style:family="paragraph" style:parent-style-name="List_20_Paragraph">
      <style:text-properties style:font-name="Times New Roman" fo:font-size="12pt" style:font-size-asian="12pt" style:font-name-complex="Times New Roman1"/>
    </style:style>
    <style:style style:name="P30" style:family="paragraph" style:parent-style-name="List_20_Paragraph" style:list-style-name="WWNum23">
      <style:text-properties officeooo:rsid="000c441b" officeooo:paragraph-rsid="000c441b"/>
    </style:style>
    <style:style style:name="P31" style:family="paragraph" style:parent-style-name="Standard" style:list-style-name="WWNum23">
      <style:paragraph-properties fo:text-indent="1.251cm" style:auto-text-indent="false"/>
      <style:text-properties officeooo:paragraph-rsid="000e41af"/>
    </style:style>
    <style:style style:name="P32" style:family="paragraph" style:parent-style-name="Standard" style:list-style-name="WWNum23">
      <style:text-properties officeooo:paragraph-rsid="000e41af"/>
    </style:style>
    <style:style style:name="P33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1">
        <loext:char-complex-color loext:theme-type="dark1" loext:color-type="theme"/>
      </style:text-properties>
    </style:style>
    <style:style style:name="T2" style:family="text"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T3" style:family="text">
      <style:text-properties style:font-name="Times New Roman" fo:font-size="12pt" fo:language="es" fo:country="ES" style:font-size-asian="12pt" style:font-name-complex="Times New Roman1" style:font-size-complex="10.5pt"/>
    </style:style>
    <style:style style:name="T4" style:family="text">
      <style:text-properties style:font-name="Courier New" fo:font-size="10pt" fo:language="es" fo:country="ES" style:font-size-asian="10pt" style:font-name-complex="Courier New1" style:font-size-complex="10.5pt"/>
    </style:style>
    <style:style style:name="T5" style:family="text">
      <style:text-properties style:font-name="Times New Roman" fo:font-weight="bold" style:font-weight-asian="bold" style:font-name-complex="Times New Roman1" style:font-size-complex="12pt"/>
    </style:style>
    <style:style style:name="T6" style:family="text">
      <style:text-properties style:font-name="Times New Roman" fo:language="es" fo:country="ES" fo:font-weight="bold" style:font-weight-asian="bold" style:font-name-complex="Times New Roman1" style:font-size-complex="10.5pt"/>
    </style:style>
    <style:style style:name="T7" style:family="text">
      <style:text-properties style:font-name="Times New Roman" fo:language="es" fo:country="ES" fo:font-weight="bold" style:font-weight-asian="bold" style:font-name-complex="Times New Roman1" style:font-size-complex="12pt"/>
    </style:style>
    <style:style style:name="T8" style:family="text">
      <style:text-properties fo:color="#3333cc" loext:opacity="100%" style:font-name="Times New Roman" fo:font-size="16pt" style:font-size-asian="16pt" style:font-name-complex="Times New Roman1"/>
    </style:style>
    <style:style style:name="T9" style:family="text">
      <style:text-properties style:font-name="Courier New" fo:font-size="10pt" style:font-size-asian="10pt" style:font-name-complex="Courier New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style:font-name="Courier New" fo:font-size="10pt" officeooo:rsid="000887a3" style:font-size-asian="10pt" style:font-name-complex="Courier New1"/>
    </style:style>
    <style:style style:name="T12" style:family="text">
      <style:text-properties style:font-name="Courier New" fo:font-size="10pt" officeooo:rsid="0009334c" style:font-size-asian="10pt" style:font-name-complex="Courier New1"/>
    </style:style>
    <style:style style:name="T13" style:family="text">
      <style:text-properties fo:color="#000000" loext:opacity="100%" style:font-name="Times New Roman" fo:font-size="14pt" fo:font-weight="bold" style:font-size-asian="14pt" style:font-weight-asian="bold" style:font-name-complex="Times New Roman1">
        <loext:char-complex-color loext:theme-type="dark1" loext:color-type="theme"/>
      </style:text-properties>
    </style:style>
    <style:style style:name="T14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15" style:family="text">
      <style:text-properties style:font-name="Courier New" fo:font-size="10pt" fo:language="es" fo:country="ES" style:font-size-asian="10pt" style:font-name-complex="Courier New1" style:font-size-complex="10.5pt" fo:background-color="#ffff00"/>
    </style:style>
    <style:style style:name="T16" style:family="text">
      <style:text-properties style:font-name="Courier New" fo:font-size="10pt" style:font-size-asian="10pt" style:font-name-complex="Courier New1" style:font-size-complex="10.5pt"/>
    </style:style>
    <style:style style:name="T17" style:family="text">
      <style:text-properties style:font-name="Courier New" fo:font-size="10pt" style:font-size-asian="10pt" style:font-name-complex="Courier New1" fo:background-color="#ffff00"/>
    </style:style>
    <style:style style:name="T18" style:family="text">
      <style:text-properties style:font-name="Courier New" fo:font-size="10pt" officeooo:rsid="000e41af" style:font-size-asian="10pt" style:font-name-complex="Courier New1"/>
    </style:style>
    <style:style style:name="T19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20" style:family="text">
      <style:text-properties officeooo:rsid="000e7a1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.28cm" fo:margin-right="0.337cm" fo:margin-top="0cm" fo:margin-bottom="0.03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cm" fo:margin-right="0.055cm" fo:margin-top="0cm" fo:margin-bottom="0.069cm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3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gr5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1">EJERCICIOS DE TRAZA</text:span><text:span text:style-name="T1"/></text:p>
      <text:p text:style-name="P2" loext:marker-style-name="T2"/>
      <text:list text:style-name="WWNum20">
        <text:list-item>
          <text:p text:style-name="P3" loext:marker-style-name="T3"><text:span text:style-name="T3">Para a=5 y b =3, realiza la traza de las variables indicadas en la tabla:</text:span><text:span text:style-name="T3"/></text:p>
        </text:list-item>
      </text:list>
      <text:p text:style-name="P4" loext:marker-style-name="T3"/>
      <text:p text:style-name="P5" loext:marker-style-name="T4"><text:span text:style-name="T4">public static void main(String[] args) {</text:span><text:span text:style-name="T4"/></text:p>
      <text:p text:style-name="P5" loext:marker-style-name="T4"><text:span text:style-name="T4"><text:s text:c="8"/></text:span><text:bookmark-start text:name="__DdeLink__3285_2542655942"/><text:bookmark-start text:name="__DdeLink__3295_2542655942"/><text:span text:style-name="T4">int a, b, menor, mcd;</text:span><text:span text:style-name="T4"/></text:p>
      <text:p text:style-name="P5" loext:marker-style-name="T4"><text:span text:style-name="T4"><text:s text:c="8"/>Scanner sc = new Scanner(System.in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a = sc.nextInt();</text:span><text:span text:style-name="T4"/></text:p>
      <text:p text:style-name="P5" loext:marker-style-name="T4"><text:span text:style-name="T4"><text:s text:c="16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b = sc.nextInt(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Calculo el menor</text:span><text:span text:style-name="T4"/></text:p>
      <text:p text:style-name="P5" loext:marker-style-name="T4"><text:span text:style-name="T4"><text:s text:c="8"/>menor = (a&lt;b) ? a : b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Hallo el mcd</text:span><text:span text:style-name="T4"/></text:p>
      <text:p text:style-name="P5" loext:marker-style-name="T4"><text:span text:style-name="T4"><text:s text:c="8"/>mcd = 1;</text:span><text:span text:style-name="T4"/></text:p>
      <text:p text:style-name="P5" loext:marker-style-name="T4"><text:span text:style-name="T4"><text:s text:c="8"/>while (menor&gt;0 &amp;&amp; mcd==1){</text:span><text:span text:style-name="T4"/></text:p>
      <text:p text:style-name="P5" loext:marker-style-name="T4"><text:span text:style-name="T4"><text:s text:c="12"/>if (a%menor==0 &amp;&amp; b%menor==0){</text:span><text:span text:style-name="T4"/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ln("El MCD es " + mcd);</text:span><text:bookmark-end text:name="__DdeLink__3285_2542655942"/><text:bookmark-end text:name="__DdeLink__3295_2542655942"/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4"/>}</text:span><text:span text:style-name="T4"/></text:p>
      <text:p text:style-name="P6" loext:marker-style-name="T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7" loext:marker-style-name="T5"><text:span text:style-name="T5">a</text:span><text:span text:style-name="T5"/></text:p>
          </table:table-cell>
          <table:table-cell table:style-name="Tabla1.A1" office:value-type="string">
            <text:p text:style-name="P7" loext:marker-style-name="T5"><text:span text:style-name="T5">b</text:span><text:span text:style-name="T5"/></text:p>
          </table:table-cell>
          <table:table-cell table:style-name="Tabla1.A1" office:value-type="string">
            <text:p text:style-name="P7" loext:marker-style-name="T5"><text:span text:style-name="T5">menor</text:span><text:span text:style-name="T5"/></text:p>
          </table:table-cell>
          <table:table-cell table:style-name="Tabla1.A1" office:value-type="string">
            <text:p text:style-name="P7" loext:marker-style-name="T5"><text:span text:style-name="T5">mcd</text:span><text:span text:style-name="T5"/></text:p>
          </table:table-cell>
          <table:table-cell table:style-name="Tabla1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1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1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9" loext:marker-style-name="T8">5</text:p>
          </table:table-cell>
          <table:table-cell table:style-name="Tabla1.B2" office:value-type="string">
            <text:p text:style-name="P9" loext:marker-style-name="T8">3</text:p>
          </table:table-cell>
          <table:table-cell table:style-name="Tabla1.C2" office:value-type="string">
            <text:p text:style-name="P9" loext:marker-style-name="T8">3</text:p>
          </table:table-cell>
          <table:table-cell table:style-name="Tabla1.D2" office:value-type="string">
            <text:p text:style-name="P9" loext:marker-style-name="T8">1</text:p>
          </table:table-cell>
          <table:table-cell table:style-name="Tabla1.E2" office:value-type="string">
            <text:p text:style-name="P9" loext:marker-style-name="T8">false</text:p>
          </table:table-cell>
          <table:table-cell table:style-name="Tabla1.F2" office:value-type="string">
            <text:p text:style-name="P9" loext:marker-style-name="T8">true</text:p>
          </table:table-cell>
          <table:table-cell table:style-name="Tabla1.G2" office:value-type="string">
            <text:p text:style-name="P9" loext:marker-style-name="T8">false</text:p>
          </table:table-cell>
        </table:table-row>
        <table:table-row table:style-name="Tabla1.1">
          <table:table-cell table:style-name="Tabla1.A3" office:value-type="string">
            <text:p text:style-name="P10" loext:marker-style-name="T8"/>
          </table:table-cell>
          <table:table-cell table:style-name="Tabla1.B3" office:value-type="string">
            <text:p text:style-name="P10" loext:marker-style-name="T8"/>
          </table:table-cell>
          <table:table-cell table:style-name="Tabla1.C3" office:value-type="string">
            <text:p text:style-name="P10" loext:marker-style-name="T8"/>
          </table:table-cell>
          <table:table-cell table:style-name="Tabla1.D3" office:value-type="string">
            <text:p text:style-name="P11" loext:marker-style-name="T8"/>
          </table:table-cell>
          <table:table-cell table:style-name="Tabla1.E3" office:value-type="string">
            <text:p text:style-name="P11" loext:marker-style-name="T8"/>
          </table:table-cell>
          <table:table-cell table:style-name="Tabla1.F3" office:value-type="string">
            <text:p text:style-name="P11" loext:marker-style-name="T8"/>
          </table:table-cell>
          <table:table-cell table:style-name="Tabla1.G3" office:value-type="string">
            <text:p text:style-name="P11" loext:marker-style-name="T8"/>
          </table:table-cell>
        </table:table-row>
        <table:table-row table:style-name="Tabla1.1">
          <table:table-cell table:style-name="Tabla1.A4" office:value-type="string">
            <text:p text:style-name="P11" loext:marker-style-name="T8"/>
          </table:table-cell>
          <table:table-cell table:style-name="Tabla1.B4" office:value-type="string">
            <text:p text:style-name="P11" loext:marker-style-name="T8"/>
          </table:table-cell>
          <table:table-cell table:style-name="Tabla1.C4" office:value-type="string">
            <text:p text:style-name="P11" loext:marker-style-name="T8"/>
          </table:table-cell>
          <table:table-cell table:style-name="Tabla1.D4" office:value-type="string">
            <text:p text:style-name="P11" loext:marker-style-name="T8"/>
          </table:table-cell>
          <table:table-cell table:style-name="Tabla1.E4" office:value-type="string">
            <text:p text:style-name="P11" loext:marker-style-name="T8"/>
          </table:table-cell>
          <table:table-cell table:style-name="Tabla1.F4" office:value-type="string">
            <text:p text:style-name="P11" loext:marker-style-name="T8"/>
          </table:table-cell>
          <table:table-cell table:style-name="Tabla1.G4" office:value-type="string">
            <text:p text:style-name="P11" loext:marker-style-name="T8"/>
          </table:table-cell>
        </table:table-row>
        <table:table-row table:style-name="Tabla1.1">
          <table:table-cell table:style-name="Tabla1.A5" office:value-type="string">
            <text:p text:style-name="P11" loext:marker-style-name="T8"/>
          </table:table-cell>
          <table:table-cell table:style-name="Tabla1.B5" office:value-type="string">
            <text:p text:style-name="P11" loext:marker-style-name="T8"/>
          </table:table-cell>
          <table:table-cell table:style-name="Tabla1.C5" office:value-type="string">
            <text:p text:style-name="P11" loext:marker-style-name="T8"/>
          </table:table-cell>
          <table:table-cell table:style-name="Tabla1.D5" office:value-type="string">
            <text:p text:style-name="P11" loext:marker-style-name="T8"/>
          </table:table-cell>
          <table:table-cell table:style-name="Tabla1.E5" office:value-type="string">
            <text:p text:style-name="P11" loext:marker-style-name="T8"/>
          </table:table-cell>
          <table:table-cell table:style-name="Tabla1.F5" office:value-type="string">
            <text:p text:style-name="P11" loext:marker-style-name="T8"/>
          </table:table-cell>
          <table:table-cell table:style-name="Tabla1.G5" office:value-type="string">
            <text:p text:style-name="P11" loext:marker-style-name="T8"/>
          </table:table-cell>
        </table:table-row>
        <table:table-row table:style-name="Tabla1.1">
          <table:table-cell table:style-name="Tabla1.A6" office:value-type="string">
            <text:p text:style-name="P11" loext:marker-style-name="T8"/>
          </table:table-cell>
          <table:table-cell table:style-name="Tabla1.B6" office:value-type="string">
            <text:p text:style-name="P11" loext:marker-style-name="T8"/>
          </table:table-cell>
          <table:table-cell table:style-name="Tabla1.C6" office:value-type="string">
            <text:p text:style-name="P11" loext:marker-style-name="T8"/>
          </table:table-cell>
          <table:table-cell table:style-name="Tabla1.D6" office:value-type="string">
            <text:p text:style-name="P11" loext:marker-style-name="T8"/>
          </table:table-cell>
          <table:table-cell table:style-name="Tabla1.E6" office:value-type="string">
            <text:p text:style-name="P11" loext:marker-style-name="T8"/>
          </table:table-cell>
          <table:table-cell table:style-name="Tabla1.F6" office:value-type="string">
            <text:p text:style-name="P11" loext:marker-style-name="T8"/>
          </table:table-cell>
          <table:table-cell table:style-name="Tabla1.G6" office:value-type="string">
            <text:p text:style-name="P11" loext:marker-style-name="T8"/>
          </table:table-cell>
        </table:table-row>
        <table:table-row table:style-name="Tabla1.1">
          <table:table-cell table:style-name="Tabla1.A7" office:value-type="string">
            <text:p text:style-name="P11" loext:marker-style-name="T8"/>
          </table:table-cell>
          <table:table-cell table:style-name="Tabla1.B7" office:value-type="string">
            <text:p text:style-name="P11" loext:marker-style-name="T8"/>
          </table:table-cell>
          <table:table-cell table:style-name="Tabla1.C7" office:value-type="string">
            <text:p text:style-name="P11" loext:marker-style-name="T8"/>
          </table:table-cell>
          <table:table-cell table:style-name="Tabla1.D7" office:value-type="string">
            <text:p text:style-name="P11" loext:marker-style-name="T8"/>
          </table:table-cell>
          <table:table-cell table:style-name="Tabla1.E7" office:value-type="string">
            <text:p text:style-name="P11" loext:marker-style-name="T8"/>
          </table:table-cell>
          <table:table-cell table:style-name="Tabla1.F7" office:value-type="string">
            <text:p text:style-name="P11" loext:marker-style-name="T8"/>
          </table:table-cell>
          <table:table-cell table:style-name="Tabla1.G7" office:value-type="string">
            <text:p text:style-name="P11" loext:marker-style-name="T8"/>
          </table:table-cell>
        </table:table-row>
        <table:table-row table:style-name="Tabla1.1">
          <table:table-cell table:style-name="Tabla1.A8" office:value-type="string">
            <text:p text:style-name="P11" loext:marker-style-name="T8"/>
          </table:table-cell>
          <table:table-cell table:style-name="Tabla1.B8" office:value-type="string">
            <text:p text:style-name="P11" loext:marker-style-name="T8"/>
          </table:table-cell>
          <table:table-cell table:style-name="Tabla1.C8" office:value-type="string">
            <text:p text:style-name="P11" loext:marker-style-name="T8"/>
          </table:table-cell>
          <table:table-cell table:style-name="Tabla1.D8" office:value-type="string">
            <text:p text:style-name="P11" loext:marker-style-name="T8"/>
          </table:table-cell>
          <table:table-cell table:style-name="Tabla1.E8" office:value-type="string">
            <text:p text:style-name="P11" loext:marker-style-name="T8"/>
          </table:table-cell>
          <table:table-cell table:style-name="Tabla1.F8" office:value-type="string">
            <text:p text:style-name="P11" loext:marker-style-name="T8"/>
          </table:table-cell>
          <table:table-cell table:style-name="Tabla1.G8" office:value-type="string">
            <text:p text:style-name="P11" loext:marker-style-name="T8"/>
          </table:table-cell>
        </table:table-row>
        <table:table-row table:style-name="Tabla1.1">
          <table:table-cell table:style-name="Tabla1.A9" office:value-type="string">
            <text:p text:style-name="P11" loext:marker-style-name="T8"/>
          </table:table-cell>
          <table:table-cell table:style-name="Tabla1.B9" office:value-type="string">
            <text:p text:style-name="P11" loext:marker-style-name="T8"/>
          </table:table-cell>
          <table:table-cell table:style-name="Tabla1.C9" office:value-type="string">
            <text:p text:style-name="P11" loext:marker-style-name="T8"/>
          </table:table-cell>
          <table:table-cell table:style-name="Tabla1.D9" office:value-type="string">
            <text:p text:style-name="P11" loext:marker-style-name="T8"/>
          </table:table-cell>
          <table:table-cell table:style-name="Tabla1.E9" office:value-type="string">
            <text:p text:style-name="P11" loext:marker-style-name="T8"/>
          </table:table-cell>
          <table:table-cell table:style-name="Tabla1.F9" office:value-type="string">
            <text:p text:style-name="P11" loext:marker-style-name="T8"/>
          </table:table-cell>
          <table:table-cell table:style-name="Tabla1.G9" office:value-type="string">
            <text:p text:style-name="P11" loext:marker-style-name="T8"/>
          </table:table-cell>
        </table:table-row>
        <table:table-row table:style-name="Tabla1.1">
          <table:table-cell table:style-name="Tabla1.A10" office:value-type="string">
            <text:p text:style-name="P11" loext:marker-style-name="T8"/>
          </table:table-cell>
          <table:table-cell table:style-name="Tabla1.B10" office:value-type="string">
            <text:p text:style-name="P11" loext:marker-style-name="T8"/>
          </table:table-cell>
          <table:table-cell table:style-name="Tabla1.C10" office:value-type="string">
            <text:p text:style-name="P11" loext:marker-style-name="T8"/>
          </table:table-cell>
          <table:table-cell table:style-name="Tabla1.D10" office:value-type="string">
            <text:p text:style-name="P11" loext:marker-style-name="T8"/>
          </table:table-cell>
          <table:table-cell table:style-name="Tabla1.E10" office:value-type="string">
            <text:p text:style-name="P11" loext:marker-style-name="T8"/>
          </table:table-cell>
          <table:table-cell table:style-name="Tabla1.F10" office:value-type="string">
            <text:p text:style-name="P11" loext:marker-style-name="T8"/>
          </table:table-cell>
          <table:table-cell table:style-name="Tabla1.G10" office:value-type="string">
            <text:p text:style-name="P11" loext:marker-style-name="T8"/>
          </table:table-cell>
        </table:table-row>
        <table:table-row table:style-name="Tabla1.1">
          <table:table-cell table:style-name="Tabla1.A11" office:value-type="string">
            <text:p text:style-name="P11" loext:marker-style-name="T8"/>
          </table:table-cell>
          <table:table-cell table:style-name="Tabla1.B11" office:value-type="string">
            <text:p text:style-name="P11" loext:marker-style-name="T8"/>
          </table:table-cell>
          <table:table-cell table:style-name="Tabla1.C11" office:value-type="string">
            <text:p text:style-name="P11" loext:marker-style-name="T8"/>
          </table:table-cell>
          <table:table-cell table:style-name="Tabla1.D11" office:value-type="string">
            <text:p text:style-name="P11" loext:marker-style-name="T8"/>
          </table:table-cell>
          <table:table-cell table:style-name="Tabla1.E11" office:value-type="string">
            <text:p text:style-name="P11" loext:marker-style-name="T8"/>
          </table:table-cell>
          <table:table-cell table:style-name="Tabla1.F11" office:value-type="string">
            <text:p text:style-name="P11" loext:marker-style-name="T8"/>
          </table:table-cell>
          <table:table-cell table:style-name="Tabla1.G11" office:value-type="string">
            <text:p text:style-name="P11" loext:marker-style-name="T8"/>
          </table:table-cell>
        </table:table-row>
        <table:table-row table:style-name="Tabla1.1">
          <table:table-cell table:style-name="Tabla1.A12" office:value-type="string">
            <text:p text:style-name="P11" loext:marker-style-name="T8"/>
          </table:table-cell>
          <table:table-cell table:style-name="Tabla1.B12" office:value-type="string">
            <text:p text:style-name="P11" loext:marker-style-name="T8"/>
          </table:table-cell>
          <table:table-cell table:style-name="Tabla1.C12" office:value-type="string">
            <text:p text:style-name="P11" loext:marker-style-name="T8"/>
          </table:table-cell>
          <table:table-cell table:style-name="Tabla1.D12" office:value-type="string">
            <text:p text:style-name="P11" loext:marker-style-name="T8"/>
          </table:table-cell>
          <table:table-cell table:style-name="Tabla1.E12" office:value-type="string">
            <text:p text:style-name="P11" loext:marker-style-name="T8"/>
          </table:table-cell>
          <table:table-cell table:style-name="Tabla1.F12" office:value-type="string">
            <text:p text:style-name="P11" loext:marker-style-name="T8"/>
          </table:table-cell>
          <table:table-cell table:style-name="Tabla1.G12" office:value-type="string">
            <text:p text:style-name="P11" loext:marker-style-name="T8"/>
          </table:table-cell>
        </table:table-row>
      </table:table>
      <text:p text:style-name="P12" loext:marker-style-name="T8"/>
      <text:list text:continue-numbering="true" text:style-name="WWNum20">
        <text:list-item>
          <text:p text:style-name="P13" loext:marker-style-name="T3"><text:span text:style-name="T3">Para la traza del ejercicio anterior para los valores 4 y 8.</text:span><text:span text:style-name="T3"/></text:p>
        </text:list-item>
      </text:list>
      <text:p text:style-name="P14" loext:marker-style-name="T8"/>
      <text:p text:style-name="Standard" loext:marker-style-name="T9"><text:span text:style-name="T9"><text:s text:c="4"/></text:span><text:span text:style-name="T9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7" loext:marker-style-name="T5"><text:span text:style-name="T5">a</text:span><text:span text:style-name="T5"/></text:p>
          </table:table-cell>
          <table:table-cell table:style-name="Tabla2.A1" office:value-type="string">
            <text:p text:style-name="P7" loext:marker-style-name="T5"><text:span text:style-name="T5">b</text:span><text:span text:style-name="T5"/></text:p>
          </table:table-cell>
          <table:table-cell table:style-name="Tabla2.A1" office:value-type="string">
            <text:p text:style-name="P7" loext:marker-style-name="T5"><text:span text:style-name="T5">menor</text:span><text:span text:style-name="T5"/></text:p>
          </table:table-cell>
          <table:table-cell table:style-name="Tabla2.A1" office:value-type="string">
            <text:p text:style-name="P7" loext:marker-style-name="T5"><text:span text:style-name="T5">mcd</text:span><text:span text:style-name="T5"/></text:p>
          </table:table-cell>
          <table:table-cell table:style-name="Tabla2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2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2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2.2">
          <table:table-cell table:style-name="Tabla2.A2" office:value-type="string">
            <text:p text:style-name="P10" loext:marker-style-name="T8">4</text:p>
          </table:table-cell>
          <table:table-cell table:style-name="Tabla2.B2" office:value-type="string">
            <text:p text:style-name="P10" loext:marker-style-name="T8">8</text:p>
          </table:table-cell>
          <table:table-cell table:style-name="Tabla2.C2" office:value-type="string">
            <text:p text:style-name="P10" loext:marker-style-name="T8">4</text:p>
          </table:table-cell>
          <table:table-cell table:style-name="Tabla2.D2" office:value-type="string">
            <text:p text:style-name="P10" loext:marker-style-name="T8">4</text:p>
          </table:table-cell>
          <table:table-cell table:style-name="Tabla2.E2" office:value-type="string">
            <text:p text:style-name="P10" loext:marker-style-name="T8">true</text:p>
          </table:table-cell>
          <table:table-cell table:style-name="Tabla2.F2" office:value-type="string">
            <text:p text:style-name="P10" loext:marker-style-name="T8">true</text:p>
          </table:table-cell>
          <table:table-cell table:style-name="Tabla2.G2" office:value-type="string">
            <text:p text:style-name="P10" loext:marker-style-name="T8">true</text:p>
          </table:table-cell>
        </table:table-row>
        <table:table-row table:style-name="Tabla2.1">
          <table:table-cell table:style-name="Tabla2.A3" office:value-type="string">
            <text:p text:style-name="P11" loext:marker-style-name="T8"/>
          </table:table-cell>
          <table:table-cell table:style-name="Tabla2.B3" office:value-type="string">
            <text:p text:style-name="P11" loext:marker-style-name="T8"/>
          </table:table-cell>
          <table:table-cell table:style-name="Tabla2.C3" office:value-type="string">
            <text:p text:style-name="P11" loext:marker-style-name="T8"/>
          </table:table-cell>
          <table:table-cell table:style-name="Tabla2.D3" office:value-type="string">
            <text:p text:style-name="P11" loext:marker-style-name="T8"/>
          </table:table-cell>
          <table:table-cell table:style-name="Tabla2.E3" office:value-type="string">
            <text:p text:style-name="P11" loext:marker-style-name="T8"/>
          </table:table-cell>
          <table:table-cell table:style-name="Tabla2.F3" office:value-type="string">
            <text:p text:style-name="P11" loext:marker-style-name="T8"/>
          </table:table-cell>
          <table:table-cell table:style-name="Tabla2.G3" office:value-type="string">
            <text:p text:style-name="P11" loext:marker-style-name="T8"/>
          </table:table-cell>
        </table:table-row>
        <table:table-row table:style-name="Tabla2.1">
          <table:table-cell table:style-name="Tabla2.A4" office:value-type="string">
            <text:p text:style-name="P11" loext:marker-style-name="T8"/>
          </table:table-cell>
          <table:table-cell table:style-name="Tabla2.B4" office:value-type="string">
            <text:p text:style-name="P11" loext:marker-style-name="T8"/>
          </table:table-cell>
          <table:table-cell table:style-name="Tabla2.C4" office:value-type="string">
            <text:p text:style-name="P11" loext:marker-style-name="T8"/>
          </table:table-cell>
          <table:table-cell table:style-name="Tabla2.D4" office:value-type="string">
            <text:p text:style-name="P11" loext:marker-style-name="T8"/>
          </table:table-cell>
          <table:table-cell table:style-name="Tabla2.E4" office:value-type="string">
            <text:p text:style-name="P11" loext:marker-style-name="T8"/>
          </table:table-cell>
          <table:table-cell table:style-name="Tabla2.F4" office:value-type="string">
            <text:p text:style-name="P11" loext:marker-style-name="T8"/>
          </table:table-cell>
          <table:table-cell table:style-name="Tabla2.G4" office:value-type="string">
            <text:p text:style-name="P11" loext:marker-style-name="T8"/>
          </table:table-cell>
        </table:table-row>
        <table:table-row table:style-name="Tabla2.1">
          <table:table-cell table:style-name="Tabla2.A5" office:value-type="string">
            <text:p text:style-name="P11" loext:marker-style-name="T8"/>
          </table:table-cell>
          <table:table-cell table:style-name="Tabla2.B5" office:value-type="string">
            <text:p text:style-name="P11" loext:marker-style-name="T8"/>
          </table:table-cell>
          <table:table-cell table:style-name="Tabla2.C5" office:value-type="string">
            <text:p text:style-name="P11" loext:marker-style-name="T8"/>
          </table:table-cell>
          <table:table-cell table:style-name="Tabla2.D5" office:value-type="string">
            <text:p text:style-name="P11" loext:marker-style-name="T8"/>
          </table:table-cell>
          <table:table-cell table:style-name="Tabla2.E5" office:value-type="string">
            <text:p text:style-name="P11" loext:marker-style-name="T8"/>
          </table:table-cell>
          <table:table-cell table:style-name="Tabla2.F5" office:value-type="string">
            <text:p text:style-name="P11" loext:marker-style-name="T8"/>
          </table:table-cell>
          <table:table-cell table:style-name="Tabla2.G5" office:value-type="string">
            <text:p text:style-name="P11" loext:marker-style-name="T8"/>
          </table:table-cell>
        </table:table-row>
        <table:table-row table:style-name="Tabla2.1">
          <table:table-cell table:style-name="Tabla2.A6" office:value-type="string">
            <text:p text:style-name="P11" loext:marker-style-name="T8"/>
          </table:table-cell>
          <table:table-cell table:style-name="Tabla2.B6" office:value-type="string">
            <text:p text:style-name="P11" loext:marker-style-name="T8"/>
          </table:table-cell>
          <table:table-cell table:style-name="Tabla2.C6" office:value-type="string">
            <text:p text:style-name="P11" loext:marker-style-name="T8"/>
          </table:table-cell>
          <table:table-cell table:style-name="Tabla2.D6" office:value-type="string">
            <text:p text:style-name="P11" loext:marker-style-name="T8"/>
          </table:table-cell>
          <table:table-cell table:style-name="Tabla2.E6" office:value-type="string">
            <text:p text:style-name="P11" loext:marker-style-name="T8"/>
          </table:table-cell>
          <table:table-cell table:style-name="Tabla2.F6" office:value-type="string">
            <text:p text:style-name="P11" loext:marker-style-name="T8"/>
          </table:table-cell>
          <table:table-cell table:style-name="Tabla2.G6" office:value-type="string">
            <text:p text:style-name="P11" loext:marker-style-name="T8"/>
          </table:table-cell>
        </table:table-row>
        <table:table-row table:style-name="Tabla2.1">
          <table:table-cell table:style-name="Tabla2.A7" office:value-type="string">
            <text:p text:style-name="P11" loext:marker-style-name="T8"/>
          </table:table-cell>
          <table:table-cell table:style-name="Tabla2.B7" office:value-type="string">
            <text:p text:style-name="P11" loext:marker-style-name="T8"/>
          </table:table-cell>
          <table:table-cell table:style-name="Tabla2.C7" office:value-type="string">
            <text:p text:style-name="P11" loext:marker-style-name="T8"/>
          </table:table-cell>
          <table:table-cell table:style-name="Tabla2.D7" office:value-type="string">
            <text:p text:style-name="P11" loext:marker-style-name="T8"/>
          </table:table-cell>
          <table:table-cell table:style-name="Tabla2.E7" office:value-type="string">
            <text:p text:style-name="P11" loext:marker-style-name="T8"/>
          </table:table-cell>
          <table:table-cell table:style-name="Tabla2.F7" office:value-type="string">
            <text:p text:style-name="P11" loext:marker-style-name="T8"/>
          </table:table-cell>
          <table:table-cell table:style-name="Tabla2.G7" office:value-type="string">
            <text:p text:style-name="P11" loext:marker-style-name="T8"/>
          </table:table-cell>
        </table:table-row>
        <table:table-row table:style-name="Tabla2.1">
          <table:table-cell table:style-name="Tabla2.A8" office:value-type="string">
            <text:p text:style-name="P11" loext:marker-style-name="T8"/>
          </table:table-cell>
          <table:table-cell table:style-name="Tabla2.B8" office:value-type="string">
            <text:p text:style-name="P11" loext:marker-style-name="T8"/>
          </table:table-cell>
          <table:table-cell table:style-name="Tabla2.C8" office:value-type="string">
            <text:p text:style-name="P11" loext:marker-style-name="T8"/>
          </table:table-cell>
          <table:table-cell table:style-name="Tabla2.D8" office:value-type="string">
            <text:p text:style-name="P11" loext:marker-style-name="T8"/>
          </table:table-cell>
          <table:table-cell table:style-name="Tabla2.E8" office:value-type="string">
            <text:p text:style-name="P11" loext:marker-style-name="T8"/>
          </table:table-cell>
          <table:table-cell table:style-name="Tabla2.F8" office:value-type="string">
            <text:p text:style-name="P11" loext:marker-style-name="T8"/>
          </table:table-cell>
          <table:table-cell table:style-name="Tabla2.G8" office:value-type="string">
            <text:p text:style-name="P11" loext:marker-style-name="T8"/>
          </table:table-cell>
        </table:table-row>
        <table:table-row table:style-name="Tabla2.1">
          <table:table-cell table:style-name="Tabla2.A9" office:value-type="string">
            <text:p text:style-name="P11" loext:marker-style-name="T8"/>
          </table:table-cell>
          <table:table-cell table:style-name="Tabla2.B9" office:value-type="string">
            <text:p text:style-name="P11" loext:marker-style-name="T8"/>
          </table:table-cell>
          <table:table-cell table:style-name="Tabla2.C9" office:value-type="string">
            <text:p text:style-name="P11" loext:marker-style-name="T8"/>
          </table:table-cell>
          <table:table-cell table:style-name="Tabla2.D9" office:value-type="string">
            <text:p text:style-name="P11" loext:marker-style-name="T8"/>
          </table:table-cell>
          <table:table-cell table:style-name="Tabla2.E9" office:value-type="string">
            <text:p text:style-name="P11" loext:marker-style-name="T8"/>
          </table:table-cell>
          <table:table-cell table:style-name="Tabla2.F9" office:value-type="string">
            <text:p text:style-name="P11" loext:marker-style-name="T8"/>
          </table:table-cell>
          <table:table-cell table:style-name="Tabla2.G9" office:value-type="string">
            <text:p text:style-name="P11" loext:marker-style-name="T8"/>
          </table:table-cell>
        </table:table-row>
        <table:table-row table:style-name="Tabla2.1">
          <table:table-cell table:style-name="Tabla2.A10" office:value-type="string">
            <text:p text:style-name="P11" loext:marker-style-name="T8"/>
          </table:table-cell>
          <table:table-cell table:style-name="Tabla2.B10" office:value-type="string">
            <text:p text:style-name="P11" loext:marker-style-name="T8"/>
          </table:table-cell>
          <table:table-cell table:style-name="Tabla2.C10" office:value-type="string">
            <text:p text:style-name="P11" loext:marker-style-name="T8"/>
          </table:table-cell>
          <table:table-cell table:style-name="Tabla2.D10" office:value-type="string">
            <text:p text:style-name="P11" loext:marker-style-name="T8"/>
          </table:table-cell>
          <table:table-cell table:style-name="Tabla2.E10" office:value-type="string">
            <text:p text:style-name="P11" loext:marker-style-name="T8"/>
          </table:table-cell>
          <table:table-cell table:style-name="Tabla2.F10" office:value-type="string">
            <text:p text:style-name="P11" loext:marker-style-name="T8"/>
          </table:table-cell>
          <table:table-cell table:style-name="Tabla2.G10" office:value-type="string">
            <text:p text:style-name="P11" loext:marker-style-name="T8"/>
          </table:table-cell>
        </table:table-row>
        <table:table-row table:style-name="Tabla2.1">
          <table:table-cell table:style-name="Tabla2.A11" office:value-type="string">
            <text:p text:style-name="P11" loext:marker-style-name="T8"/>
          </table:table-cell>
          <table:table-cell table:style-name="Tabla2.B11" office:value-type="string">
            <text:p text:style-name="P11" loext:marker-style-name="T8"/>
          </table:table-cell>
          <table:table-cell table:style-name="Tabla2.C11" office:value-type="string">
            <text:p text:style-name="P11" loext:marker-style-name="T8"/>
          </table:table-cell>
          <table:table-cell table:style-name="Tabla2.D11" office:value-type="string">
            <text:p text:style-name="P11" loext:marker-style-name="T8"/>
          </table:table-cell>
          <table:table-cell table:style-name="Tabla2.E11" office:value-type="string">
            <text:p text:style-name="P11" loext:marker-style-name="T8"/>
          </table:table-cell>
          <table:table-cell table:style-name="Tabla2.F11" office:value-type="string">
            <text:p text:style-name="P11" loext:marker-style-name="T8"/>
          </table:table-cell>
          <table:table-cell table:style-name="Tabla2.G11" office:value-type="string">
            <text:p text:style-name="P11" loext:marker-style-name="T8"/>
          </table:table-cell>
        </table:table-row>
        <table:table-row table:style-name="Tabla2.1">
          <table:table-cell table:style-name="Tabla2.A12" office:value-type="string">
            <text:p text:style-name="P11" loext:marker-style-name="T8"/>
          </table:table-cell>
          <table:table-cell table:style-name="Tabla2.B12" office:value-type="string">
            <text:p text:style-name="P11" loext:marker-style-name="T8"/>
          </table:table-cell>
          <table:table-cell table:style-name="Tabla2.C12" office:value-type="string">
            <text:p text:style-name="P11" loext:marker-style-name="T8"/>
          </table:table-cell>
          <table:table-cell table:style-name="Tabla2.D12" office:value-type="string">
            <text:p text:style-name="P11" loext:marker-style-name="T8"/>
          </table:table-cell>
          <table:table-cell table:style-name="Tabla2.E12" office:value-type="string">
            <text:p text:style-name="P11" loext:marker-style-name="T8"/>
          </table:table-cell>
          <table:table-cell table:style-name="Tabla2.F12" office:value-type="string">
            <text:p text:style-name="P11" loext:marker-style-name="T8"/>
          </table:table-cell>
          <table:table-cell table:style-name="Tabla2.G12" office:value-type="string">
            <text:p text:style-name="P11" loext:marker-style-name="T8"/>
          </table:table-cell>
        </table:table-row>
        <table:table-row table:style-name="Tabla2.1">
          <table:table-cell table:style-name="Tabla2.A13" office:value-type="string">
            <text:p text:style-name="P11" loext:marker-style-name="T8"/>
          </table:table-cell>
          <table:table-cell table:style-name="Tabla2.B13" office:value-type="string">
            <text:p text:style-name="P11" loext:marker-style-name="T8"/>
          </table:table-cell>
          <table:table-cell table:style-name="Tabla2.C13" office:value-type="string">
            <text:p text:style-name="P11" loext:marker-style-name="T8"/>
          </table:table-cell>
          <table:table-cell table:style-name="Tabla2.D13" office:value-type="string">
            <text:p text:style-name="P11" loext:marker-style-name="T8"/>
          </table:table-cell>
          <table:table-cell table:style-name="Tabla2.E13" office:value-type="string">
            <text:p text:style-name="P11" loext:marker-style-name="T8"/>
          </table:table-cell>
          <table:table-cell table:style-name="Tabla2.F13" office:value-type="string">
            <text:p text:style-name="P11" loext:marker-style-name="T8"/>
          </table:table-cell>
          <table:table-cell table:style-name="Tabla2.G13" office:value-type="string">
            <text:p text:style-name="P11" loext:marker-style-name="T8"/>
          </table:table-cell>
        </table:table-row>
        <table:table-row table:style-name="Tabla2.1">
          <table:table-cell table:style-name="Tabla2.A14" office:value-type="string">
            <text:p text:style-name="P11" loext:marker-style-name="T8"/>
          </table:table-cell>
          <table:table-cell table:style-name="Tabla2.B14" office:value-type="string">
            <text:p text:style-name="P11" loext:marker-style-name="T8"/>
          </table:table-cell>
          <table:table-cell table:style-name="Tabla2.C14" office:value-type="string">
            <text:p text:style-name="P11" loext:marker-style-name="T8"/>
          </table:table-cell>
          <table:table-cell table:style-name="Tabla2.D14" office:value-type="string">
            <text:p text:style-name="P11" loext:marker-style-name="T8"/>
          </table:table-cell>
          <table:table-cell table:style-name="Tabla2.E14" office:value-type="string">
            <text:p text:style-name="P11" loext:marker-style-name="T8"/>
          </table:table-cell>
          <table:table-cell table:style-name="Tabla2.F14" office:value-type="string">
            <text:p text:style-name="P11" loext:marker-style-name="T8"/>
          </table:table-cell>
          <table:table-cell table:style-name="Tabla2.G14" office:value-type="string">
            <text:p text:style-name="P11" loext:marker-style-name="T8"/>
          </table:table-cell>
        </table:table-row>
        <table:table-row table:style-name="Tabla2.1">
          <table:table-cell table:style-name="Tabla2.A15" office:value-type="string">
            <text:p text:style-name="P11" loext:marker-style-name="T8"/>
          </table:table-cell>
          <table:table-cell table:style-name="Tabla2.B15" office:value-type="string">
            <text:p text:style-name="P11" loext:marker-style-name="T8"/>
          </table:table-cell>
          <table:table-cell table:style-name="Tabla2.C15" office:value-type="string">
            <text:p text:style-name="P11" loext:marker-style-name="T8"/>
          </table:table-cell>
          <table:table-cell table:style-name="Tabla2.D15" office:value-type="string">
            <text:p text:style-name="P11" loext:marker-style-name="T8"/>
          </table:table-cell>
          <table:table-cell table:style-name="Tabla2.E15" office:value-type="string">
            <text:p text:style-name="P11" loext:marker-style-name="T8"/>
          </table:table-cell>
          <table:table-cell table:style-name="Tabla2.F15" office:value-type="string">
            <text:p text:style-name="P11" loext:marker-style-name="T8"/>
          </table:table-cell>
          <table:table-cell table:style-name="Tabla2.G15" office:value-type="string">
            <text:p text:style-name="P11" loext:marker-style-name="T8"/>
          </table:table-cell>
        </table:table-row>
        <table:table-row table:style-name="Tabla2.1">
          <table:table-cell table:style-name="Tabla2.A16" office:value-type="string">
            <text:p text:style-name="P11" loext:marker-style-name="T8"/>
          </table:table-cell>
          <table:table-cell table:style-name="Tabla2.B16" office:value-type="string">
            <text:p text:style-name="P11" loext:marker-style-name="T8"/>
          </table:table-cell>
          <table:table-cell table:style-name="Tabla2.C16" office:value-type="string">
            <text:p text:style-name="P11" loext:marker-style-name="T8"/>
          </table:table-cell>
          <table:table-cell table:style-name="Tabla2.D16" office:value-type="string">
            <text:p text:style-name="P11" loext:marker-style-name="T8"/>
          </table:table-cell>
          <table:table-cell table:style-name="Tabla2.E16" office:value-type="string">
            <text:p text:style-name="P11" loext:marker-style-name="T8"/>
          </table:table-cell>
          <table:table-cell table:style-name="Tabla2.F16" office:value-type="string">
            <text:p text:style-name="P11" loext:marker-style-name="T8"/>
          </table:table-cell>
          <table:table-cell table:style-name="Tabla2.G16" office:value-type="string">
            <text:p text:style-name="P11" loext:marker-style-name="T8"/>
          </table:table-cell>
        </table:table-row>
        <table:table-row table:style-name="Tabla2.1">
          <table:table-cell table:style-name="Tabla2.A17" office:value-type="string">
            <text:p text:style-name="P11" loext:marker-style-name="T8"/>
          </table:table-cell>
          <table:table-cell table:style-name="Tabla2.B17" office:value-type="string">
            <text:p text:style-name="P11" loext:marker-style-name="T8"/>
          </table:table-cell>
          <table:table-cell table:style-name="Tabla2.C17" office:value-type="string">
            <text:p text:style-name="P11" loext:marker-style-name="T8"/>
          </table:table-cell>
          <table:table-cell table:style-name="Tabla2.D17" office:value-type="string">
            <text:p text:style-name="P11" loext:marker-style-name="T8"/>
          </table:table-cell>
          <table:table-cell table:style-name="Tabla2.E17" office:value-type="string">
            <text:p text:style-name="P11" loext:marker-style-name="T8"/>
          </table:table-cell>
          <table:table-cell table:style-name="Tabla2.F17" office:value-type="string">
            <text:p text:style-name="P11" loext:marker-style-name="T8"/>
          </table:table-cell>
          <table:table-cell table:style-name="Tabla2.G17" office:value-type="string">
            <text:p text:style-name="P11" loext:marker-style-name="T8"/>
          </table:table-cell>
        </table:table-row>
        <table:table-row table:style-name="Tabla2.1">
          <table:table-cell table:style-name="Tabla2.A18" office:value-type="string">
            <text:p text:style-name="P11" loext:marker-style-name="T8"/>
          </table:table-cell>
          <table:table-cell table:style-name="Tabla2.B18" office:value-type="string">
            <text:p text:style-name="P11" loext:marker-style-name="T8"/>
          </table:table-cell>
          <table:table-cell table:style-name="Tabla2.C18" office:value-type="string">
            <text:p text:style-name="P11" loext:marker-style-name="T8"/>
          </table:table-cell>
          <table:table-cell table:style-name="Tabla2.D18" office:value-type="string">
            <text:p text:style-name="P11" loext:marker-style-name="T8"/>
          </table:table-cell>
          <table:table-cell table:style-name="Tabla2.E18" office:value-type="string">
            <text:p text:style-name="P11" loext:marker-style-name="T8"/>
          </table:table-cell>
          <table:table-cell table:style-name="Tabla2.F18" office:value-type="string">
            <text:p text:style-name="P11" loext:marker-style-name="T8"/>
          </table:table-cell>
          <table:table-cell table:style-name="Tabla2.G18" office:value-type="string">
            <text:p text:style-name="P11" loext:marker-style-name="T8"/>
          </table:table-cell>
        </table:table-row>
        <table:table-row table:style-name="Tabla2.1">
          <table:table-cell table:style-name="Tabla2.A19" office:value-type="string">
            <text:p text:style-name="P11" loext:marker-style-name="T8"/>
          </table:table-cell>
          <table:table-cell table:style-name="Tabla2.B19" office:value-type="string">
            <text:p text:style-name="P11" loext:marker-style-name="T8"/>
          </table:table-cell>
          <table:table-cell table:style-name="Tabla2.C19" office:value-type="string">
            <text:p text:style-name="P11" loext:marker-style-name="T8"/>
          </table:table-cell>
          <table:table-cell table:style-name="Tabla2.D19" office:value-type="string">
            <text:p text:style-name="P11" loext:marker-style-name="T8"/>
          </table:table-cell>
          <table:table-cell table:style-name="Tabla2.E19" office:value-type="string">
            <text:p text:style-name="P11" loext:marker-style-name="T8"/>
          </table:table-cell>
          <table:table-cell table:style-name="Tabla2.F19" office:value-type="string">
            <text:p text:style-name="P11" loext:marker-style-name="T8"/>
          </table:table-cell>
          <table:table-cell table:style-name="Tabla2.G19" office:value-type="string">
            <text:p text:style-name="P11" loext:marker-style-name="T8"/>
          </table:table-cell>
        </table:table-row>
        <table:table-row table:style-name="Tabla2.1">
          <table:table-cell table:style-name="Tabla2.A20" office:value-type="string">
            <text:p text:style-name="P11" loext:marker-style-name="T8"/>
          </table:table-cell>
          <table:table-cell table:style-name="Tabla2.B20" office:value-type="string">
            <text:p text:style-name="P11" loext:marker-style-name="T8"/>
          </table:table-cell>
          <table:table-cell table:style-name="Tabla2.C20" office:value-type="string">
            <text:p text:style-name="P11" loext:marker-style-name="T8"/>
          </table:table-cell>
          <table:table-cell table:style-name="Tabla2.D20" office:value-type="string">
            <text:p text:style-name="P11" loext:marker-style-name="T8"/>
          </table:table-cell>
          <table:table-cell table:style-name="Tabla2.E20" office:value-type="string">
            <text:p text:style-name="P11" loext:marker-style-name="T8"/>
          </table:table-cell>
          <table:table-cell table:style-name="Tabla2.F20" office:value-type="string">
            <text:p text:style-name="P11" loext:marker-style-name="T8"/>
          </table:table-cell>
          <table:table-cell table:style-name="Tabla2.G20" office:value-type="string">
            <text:p text:style-name="P11" loext:marker-style-name="T8"/>
          </table:table-cell>
        </table:table-row>
        <table:table-row table:style-name="Tabla2.1">
          <table:table-cell table:style-name="Tabla2.A21" office:value-type="string">
            <text:p text:style-name="P11" loext:marker-style-name="T8"/>
          </table:table-cell>
          <table:table-cell table:style-name="Tabla2.B21" office:value-type="string">
            <text:p text:style-name="P11" loext:marker-style-name="T8"/>
          </table:table-cell>
          <table:table-cell table:style-name="Tabla2.C21" office:value-type="string">
            <text:p text:style-name="P11" loext:marker-style-name="T8"/>
          </table:table-cell>
          <table:table-cell table:style-name="Tabla2.D21" office:value-type="string">
            <text:p text:style-name="P11" loext:marker-style-name="T8"/>
          </table:table-cell>
          <table:table-cell table:style-name="Tabla2.E21" office:value-type="string">
            <text:p text:style-name="P11" loext:marker-style-name="T8"/>
          </table:table-cell>
          <table:table-cell table:style-name="Tabla2.F21" office:value-type="string">
            <text:p text:style-name="P11" loext:marker-style-name="T8"/>
          </table:table-cell>
          <table:table-cell table:style-name="Tabla2.G21" office:value-type="string">
            <text:p text:style-name="P11" loext:marker-style-name="T8"/>
          </table:table-cell>
        </table:table-row>
        <table:table-row table:style-name="Tabla2.1">
          <table:table-cell table:style-name="Tabla2.A22" office:value-type="string">
            <text:p text:style-name="P11" loext:marker-style-name="T8"/>
          </table:table-cell>
          <table:table-cell table:style-name="Tabla2.B22" office:value-type="string">
            <text:p text:style-name="P11" loext:marker-style-name="T8"/>
          </table:table-cell>
          <table:table-cell table:style-name="Tabla2.C22" office:value-type="string">
            <text:p text:style-name="P11" loext:marker-style-name="T8"/>
          </table:table-cell>
          <table:table-cell table:style-name="Tabla2.D22" office:value-type="string">
            <text:p text:style-name="P11" loext:marker-style-name="T8"/>
          </table:table-cell>
          <table:table-cell table:style-name="Tabla2.E22" office:value-type="string">
            <text:p text:style-name="P11" loext:marker-style-name="T8"/>
          </table:table-cell>
          <table:table-cell table:style-name="Tabla2.F22" office:value-type="string">
            <text:p text:style-name="P11" loext:marker-style-name="T8"/>
          </table:table-cell>
          <table:table-cell table:style-name="Tabla2.G22" office:value-type="string">
            <text:p text:style-name="P11" loext:marker-style-name="T8"/>
          </table:table-cell>
        </table:table-row>
        <table:table-row table:style-name="Tabla2.1">
          <table:table-cell table:style-name="Tabla2.A23" office:value-type="string">
            <text:p text:style-name="P11" loext:marker-style-name="T8"/>
          </table:table-cell>
          <table:table-cell table:style-name="Tabla2.B23" office:value-type="string">
            <text:p text:style-name="P11" loext:marker-style-name="T8"/>
          </table:table-cell>
          <table:table-cell table:style-name="Tabla2.C23" office:value-type="string">
            <text:p text:style-name="P11" loext:marker-style-name="T8"/>
          </table:table-cell>
          <table:table-cell table:style-name="Tabla2.D23" office:value-type="string">
            <text:p text:style-name="P11" loext:marker-style-name="T8"/>
          </table:table-cell>
          <table:table-cell table:style-name="Tabla2.E23" office:value-type="string">
            <text:p text:style-name="P11" loext:marker-style-name="T8"/>
          </table:table-cell>
          <table:table-cell table:style-name="Tabla2.F23" office:value-type="string">
            <text:p text:style-name="P11" loext:marker-style-name="T8"/>
          </table:table-cell>
          <table:table-cell table:style-name="Tabla2.G23" office:value-type="string">
            <text:p text:style-name="P11" loext:marker-style-name="T8"/>
          </table:table-cell>
        </table:table-row>
      </table:table>
      <text:p text:style-name="P15" loext:marker-style-name="T9"/>
      <text:p text:style-name="P16" loext:marker-style-name="T9"/>
      <text:list text:continue-numbering="true" text:style-name="WWNum20">
        <text:list-item>
          <text:p text:style-name="P17" loext:marker-style-name="T10"><text:span text:style-name="T10">A continuación tenemos otra versión del ejercicio mcd. Repite las trazas anteriores.</text:span><text:span text:style-name="T10"/></text:p>
        </text:list-item>
      </text:list>
      <text:p text:style-name="P18" loext:marker-style-name="T10"/>
      <text:p text:style-name="Standard" loext:marker-style-name="T9"><text:span text:style-name="T10"><text:s text:c="4"/></text:span><text:span text:style-name="T9">public static void main(String[] args) {</text:span></text:p>
      <text:p text:style-name="Standard" loext:marker-style-name="T9"><text:span text:style-name="T9"><text:s text:c="8"/></text:span><text:bookmark-start text:name="__DdeLink__3301_2542655942"/><text:bookmark-start text:name="__DdeLink__3287_2542655942"/><text:span text:style-name="T9">int a, b, menor, mcd;</text:span><text:span text:style-name="T9"/></text:p>
      <text:p text:style-name="Standard" loext:marker-style-name="T9"><text:span text:style-name="T9"><text:s text:c="8"/>Scanner sc = new Scanner(System.in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a = sc.nextInt();</text:span><text:span text:style-name="T9"/></text:p>
      <text:p text:style-name="Standard" loext:marker-style-name="T9"><text:span text:style-name="T9"><text:s text:c="16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b = sc.nextInt(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// Calculo el menor</text:span><text:span text:style-name="T9"/></text:p>
      <text:p text:style-name="Standard" loext:marker-style-name="T9"><text:span text:style-name="T9"><text:s text:c="8"/></text:span><text:span text:style-name="T11">m</text:span><text:span text:style-name="T12">cd</text:span><text:span text:style-name="T9"> = (a&lt;b) ? a : b;</text:span></text:p>
      <text:p text:style-name="P15" loext:marker-style-name="T9"/>
      <text:p text:style-name="Standard" loext:marker-style-name="T9"><text:span text:style-name="T9"><text:tab/> <text:s/>// Hallo el mcd</text:span><text:span text:style-name="T9"/></text:p>
      <text:p text:style-name="Standard" loext:marker-style-name="T9"><text:span text:style-name="T9"><text:s text:c="8"/>while (mcd&gt;0 &amp;&amp; (a%mcd!=0 || b%mcd!=0)){</text:span><text:span text:style-name="T9"/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ln("El MCD es " + mcd);</text:span><text:bookmark-end text:name="__DdeLink__3287_2542655942"/><text:bookmark-end text:name="__DdeLink__3301_2542655942"/><text:span text:style-name="T9"/></text:p>
      <text:p text:style-name="Standard" loext:marker-style-name="T9"><text:span text:style-name="T9"><text:s text:c="4"/>}</text:span><text:span text:style-name="T9"/></text:p>
      <text:p text:style-name="P15" loext:marker-style-name="T9"/>
      <text:p text:style-name="P15" loext:marker-style-name="T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7" loext:marker-style-name="T5"><text:span text:style-name="T5">a</text:span><text:span text:style-name="T5"/></text:p>
          </table:table-cell>
          <table:table-cell table:style-name="Tabla3.A1" office:value-type="string">
            <text:p text:style-name="P7" loext:marker-style-name="T5"><text:span text:style-name="T5">b</text:span><text:span text:style-name="T5"/></text:p>
          </table:table-cell>
          <table:table-cell table:style-name="Tabla3.A1" office:value-type="string">
            <text:p text:style-name="P7" loext:marker-style-name="T5"><text:span text:style-name="T5">mcd</text:span><text:span text:style-name="T5"/></text:p>
          </table:table-cell>
          <table:table-cell table:style-name="Tabla3.A1" office:value-type="string">
            <text:p text:style-name="P7" loext:marker-style-name="T5"><text:span text:style-name="T5">a%menor!=0</text:span><text:span text:style-name="T5"/></text:p>
          </table:table-cell>
          <table:table-cell table:style-name="Tabla3.A1" office:value-type="string">
            <text:p text:style-name="P8" loext:marker-style-name="T5"><text:span text:style-name="T5">b%menor!=0</text:span><text:span text:style-name="T5"/></text:p>
          </table:table-cell>
          <table:table-cell table:style-name="Tabla3.A1" office:value-type="string">
            <text:p text:style-name="P8" loext:marker-style-name="T5"><text:bookmark-start text:name="__DdeLink__3289_2542655942"/><text:span text:style-name="T6">a%menor!=0 || b%menor!=0</text:span><text:bookmark-end text:name="__DdeLink__3289_2542655942"/><text:span text:style-name="T7"/></text:p>
          </table:table-cell>
        </table:table-row>
        <table:table-row table:style-name="Tabla3.1">
          <table:table-cell table:style-name="Tabla3.A2" office:value-type="string">
            <text:p text:style-name="P19" loext:marker-style-name="T13"><text:span text:style-name="T13">5</text:span><text:span text:style-name="T13"/></text:p>
          </table:table-cell>
          <table:table-cell table:style-name="Tabla3.B2" office:value-type="string">
            <text:p text:style-name="P19" loext:marker-style-name="T13"><text:span text:style-name="T13">3</text:span><text:span text:style-name="T13"/></text:p>
          </table:table-cell>
          <table:table-cell table:style-name="Tabla3.C2" office:value-type="string">
            <text:p text:style-name="P10" loext:marker-style-name="T8">1</text:p>
          </table:table-cell>
          <table:table-cell table:style-name="Tabla3.D2" office:value-type="string">
            <text:p text:style-name="P10" loext:marker-style-name="T8">true</text:p>
          </table:table-cell>
          <table:table-cell table:style-name="Tabla3.E2" office:value-type="string">
            <text:p text:style-name="P10" loext:marker-style-name="T8">false</text:p>
          </table:table-cell>
          <table:table-cell table:style-name="Tabla3.F2" office:value-type="string">
            <text:p text:style-name="P20" loext:marker-style-name="T8">true</text:p>
          </table:table-cell>
        </table:table-row>
        <table:table-row table:style-name="Tabla3.1">
          <table:table-cell table:style-name="Tabla3.A3" office:value-type="string">
            <text:p text:style-name="P11" loext:marker-style-name="T8"/>
          </table:table-cell>
          <table:table-cell table:style-name="Tabla3.B3" office:value-type="string">
            <text:p text:style-name="P11" loext:marker-style-name="T8"/>
          </table:table-cell>
          <table:table-cell table:style-name="Tabla3.C3" office:value-type="string">
            <text:p text:style-name="P11" loext:marker-style-name="T8"/>
          </table:table-cell>
          <table:table-cell table:style-name="Tabla3.D3" office:value-type="string">
            <text:p text:style-name="P11" loext:marker-style-name="T8"/>
          </table:table-cell>
          <table:table-cell table:style-name="Tabla3.E3" office:value-type="string">
            <text:p text:style-name="P11" loext:marker-style-name="T8"/>
          </table:table-cell>
          <table:table-cell table:style-name="Tabla3.F3" office:value-type="string">
            <text:p text:style-name="P11" loext:marker-style-name="T8"/>
          </table:table-cell>
        </table:table-row>
        <table:table-row table:style-name="Tabla3.1">
          <table:table-cell table:style-name="Tabla3.A4" office:value-type="string">
            <text:p text:style-name="P11" loext:marker-style-name="T8"/>
          </table:table-cell>
          <table:table-cell table:style-name="Tabla3.B4" office:value-type="string">
            <text:p text:style-name="P11" loext:marker-style-name="T8"/>
          </table:table-cell>
          <table:table-cell table:style-name="Tabla3.C4" office:value-type="string">
            <text:p text:style-name="P11" loext:marker-style-name="T8"/>
          </table:table-cell>
          <table:table-cell table:style-name="Tabla3.D4" office:value-type="string">
            <text:p text:style-name="P11" loext:marker-style-name="T8"/>
          </table:table-cell>
          <table:table-cell table:style-name="Tabla3.E4" office:value-type="string">
            <text:p text:style-name="P11" loext:marker-style-name="T8"/>
          </table:table-cell>
          <table:table-cell table:style-name="Tabla3.F4" office:value-type="string">
            <text:p text:style-name="P11" loext:marker-style-name="T8"/>
          </table:table-cell>
        </table:table-row>
        <table:table-row table:style-name="Tabla3.1">
          <table:table-cell table:style-name="Tabla3.A5" office:value-type="string">
            <text:p text:style-name="P11" loext:marker-style-name="T8"/>
          </table:table-cell>
          <table:table-cell table:style-name="Tabla3.B5" office:value-type="string">
            <text:p text:style-name="P11" loext:marker-style-name="T8"/>
          </table:table-cell>
          <table:table-cell table:style-name="Tabla3.C5" office:value-type="string">
            <text:p text:style-name="P11" loext:marker-style-name="T8"/>
          </table:table-cell>
          <table:table-cell table:style-name="Tabla3.D5" office:value-type="string">
            <text:p text:style-name="P11" loext:marker-style-name="T8"/>
          </table:table-cell>
          <table:table-cell table:style-name="Tabla3.E5" office:value-type="string">
            <text:p text:style-name="P11" loext:marker-style-name="T8"/>
          </table:table-cell>
          <table:table-cell table:style-name="Tabla3.F5" office:value-type="string">
            <text:p text:style-name="P11" loext:marker-style-name="T8"/>
          </table:table-cell>
        </table:table-row>
        <table:table-row table:style-name="Tabla3.1">
          <table:table-cell table:style-name="Tabla3.A6" office:value-type="string">
            <text:p text:style-name="P11" loext:marker-style-name="T8"/>
          </table:table-cell>
          <table:table-cell table:style-name="Tabla3.B6" office:value-type="string">
            <text:p text:style-name="P11" loext:marker-style-name="T8"/>
          </table:table-cell>
          <table:table-cell table:style-name="Tabla3.C6" office:value-type="string">
            <text:p text:style-name="P11" loext:marker-style-name="T8"/>
          </table:table-cell>
          <table:table-cell table:style-name="Tabla3.D6" office:value-type="string">
            <text:p text:style-name="P11" loext:marker-style-name="T8"/>
          </table:table-cell>
          <table:table-cell table:style-name="Tabla3.E6" office:value-type="string">
            <text:p text:style-name="P11" loext:marker-style-name="T8"/>
          </table:table-cell>
          <table:table-cell table:style-name="Tabla3.F6" office:value-type="string">
            <text:p text:style-name="P11" loext:marker-style-name="T8"/>
          </table:table-cell>
        </table:table-row>
        <table:table-row table:style-name="Tabla3.1">
          <table:table-cell table:style-name="Tabla3.A7" office:value-type="string">
            <text:p text:style-name="P11" loext:marker-style-name="T8"/>
          </table:table-cell>
          <table:table-cell table:style-name="Tabla3.B7" office:value-type="string">
            <text:p text:style-name="P11" loext:marker-style-name="T8"/>
          </table:table-cell>
          <table:table-cell table:style-name="Tabla3.C7" office:value-type="string">
            <text:p text:style-name="P11" loext:marker-style-name="T8"/>
          </table:table-cell>
          <table:table-cell table:style-name="Tabla3.D7" office:value-type="string">
            <text:p text:style-name="P11" loext:marker-style-name="T8"/>
          </table:table-cell>
          <table:table-cell table:style-name="Tabla3.E7" office:value-type="string">
            <text:p text:style-name="P11" loext:marker-style-name="T8"/>
          </table:table-cell>
          <table:table-cell table:style-name="Tabla3.F7" office:value-type="string">
            <text:p text:style-name="P11" loext:marker-style-name="T8"/>
          </table:table-cell>
        </table:table-row>
        <table:table-row table:style-name="Tabla3.1">
          <table:table-cell table:style-name="Tabla3.A8" office:value-type="string">
            <text:p text:style-name="P11" loext:marker-style-name="T8"/>
          </table:table-cell>
          <table:table-cell table:style-name="Tabla3.B8" office:value-type="string">
            <text:p text:style-name="P11" loext:marker-style-name="T8"/>
          </table:table-cell>
          <table:table-cell table:style-name="Tabla3.C8" office:value-type="string">
            <text:p text:style-name="P11" loext:marker-style-name="T8"/>
          </table:table-cell>
          <table:table-cell table:style-name="Tabla3.D8" office:value-type="string">
            <text:p text:style-name="P11" loext:marker-style-name="T8"/>
          </table:table-cell>
          <table:table-cell table:style-name="Tabla3.E8" office:value-type="string">
            <text:p text:style-name="P11" loext:marker-style-name="T8"/>
          </table:table-cell>
          <table:table-cell table:style-name="Tabla3.F8" office:value-type="string">
            <text:p text:style-name="P11" loext:marker-style-name="T8"/>
          </table:table-cell>
        </table:table-row>
        <table:table-row table:style-name="Tabla3.1">
          <table:table-cell table:style-name="Tabla3.A9" office:value-type="string">
            <text:p text:style-name="P11" loext:marker-style-name="T8"/>
          </table:table-cell>
          <table:table-cell table:style-name="Tabla3.B9" office:value-type="string">
            <text:p text:style-name="P11" loext:marker-style-name="T8"/>
          </table:table-cell>
          <table:table-cell table:style-name="Tabla3.C9" office:value-type="string">
            <text:p text:style-name="P11" loext:marker-style-name="T8"/>
          </table:table-cell>
          <table:table-cell table:style-name="Tabla3.D9" office:value-type="string">
            <text:p text:style-name="P11" loext:marker-style-name="T8"/>
          </table:table-cell>
          <table:table-cell table:style-name="Tabla3.E9" office:value-type="string">
            <text:p text:style-name="P11" loext:marker-style-name="T8"/>
          </table:table-cell>
          <table:table-cell table:style-name="Tabla3.F9" office:value-type="string">
            <text:p text:style-name="P11" loext:marker-style-name="T8"/>
          </table:table-cell>
        </table:table-row>
        <table:table-row table:style-name="Tabla3.1">
          <table:table-cell table:style-name="Tabla3.A10" office:value-type="string">
            <text:p text:style-name="P11" loext:marker-style-name="T8"/>
          </table:table-cell>
          <table:table-cell table:style-name="Tabla3.B10" office:value-type="string">
            <text:p text:style-name="P11" loext:marker-style-name="T8"/>
          </table:table-cell>
          <table:table-cell table:style-name="Tabla3.C10" office:value-type="string">
            <text:p text:style-name="P11" loext:marker-style-name="T8"/>
          </table:table-cell>
          <table:table-cell table:style-name="Tabla3.D10" office:value-type="string">
            <text:p text:style-name="P11" loext:marker-style-name="T8"/>
          </table:table-cell>
          <table:table-cell table:style-name="Tabla3.E10" office:value-type="string">
            <text:p text:style-name="P11" loext:marker-style-name="T8"/>
          </table:table-cell>
          <table:table-cell table:style-name="Tabla3.F10" office:value-type="string">
            <text:p text:style-name="P11" loext:marker-style-name="T8"/>
          </table:table-cell>
        </table:table-row>
        <table:table-row table:style-name="Tabla3.1">
          <table:table-cell table:style-name="Tabla3.A11" office:value-type="string">
            <text:p text:style-name="P11" loext:marker-style-name="T8"/>
          </table:table-cell>
          <table:table-cell table:style-name="Tabla3.B11" office:value-type="string">
            <text:p text:style-name="P11" loext:marker-style-name="T8"/>
          </table:table-cell>
          <table:table-cell table:style-name="Tabla3.C11" office:value-type="string">
            <text:p text:style-name="P11" loext:marker-style-name="T8"/>
          </table:table-cell>
          <table:table-cell table:style-name="Tabla3.D11" office:value-type="string">
            <text:p text:style-name="P11" loext:marker-style-name="T8"/>
          </table:table-cell>
          <table:table-cell table:style-name="Tabla3.E11" office:value-type="string">
            <text:p text:style-name="P11" loext:marker-style-name="T8"/>
          </table:table-cell>
          <table:table-cell table:style-name="Tabla3.F11" office:value-type="string">
            <text:p text:style-name="P11" loext:marker-style-name="T8"/>
          </table:table-cell>
        </table:table-row>
        <table:table-row table:style-name="Tabla3.1">
          <table:table-cell table:style-name="Tabla3.A12" office:value-type="string">
            <text:p text:style-name="P11" loext:marker-style-name="T8"/>
          </table:table-cell>
          <table:table-cell table:style-name="Tabla3.B12" office:value-type="string">
            <text:p text:style-name="P11" loext:marker-style-name="T8"/>
          </table:table-cell>
          <table:table-cell table:style-name="Tabla3.C12" office:value-type="string">
            <text:p text:style-name="P11" loext:marker-style-name="T8"/>
          </table:table-cell>
          <table:table-cell table:style-name="Tabla3.D12" office:value-type="string">
            <text:p text:style-name="P11" loext:marker-style-name="T8"/>
          </table:table-cell>
          <table:table-cell table:style-name="Tabla3.E12" office:value-type="string">
            <text:p text:style-name="P11" loext:marker-style-name="T8"/>
          </table:table-cell>
          <table:table-cell table:style-name="Tabla3.F12" office:value-type="string">
            <text:p text:style-name="P11" loext:marker-style-name="T8"/>
          </table:table-cell>
        </table:table-row>
      </table:table>
      <text:p text:style-name="P15" loext:marker-style-name="T9"/>
      <text:p text:style-name="P16" loext:marker-style-name="T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" loext:marker-style-name="T5"><text:span text:style-name="T5">a</text:span><text:span text:style-name="T5"/></text:p>
          </table:table-cell>
          <table:table-cell table:style-name="Tabla4.A1" office:value-type="string">
            <text:p text:style-name="P7" loext:marker-style-name="T5"><text:span text:style-name="T5">b</text:span><text:span text:style-name="T5"/></text:p>
          </table:table-cell>
          <table:table-cell table:style-name="Tabla4.A1" office:value-type="string">
            <text:p text:style-name="P7" loext:marker-style-name="T5"><text:span text:style-name="T5">menor</text:span><text:span text:style-name="T5"/></text:p>
          </table:table-cell>
          <table:table-cell table:style-name="Tabla4.A1" office:value-type="string">
            <text:p text:style-name="P7" loext:marker-style-name="T5"><text:span text:style-name="T5">mcd</text:span><text:span text:style-name="T5"/></text:p>
          </table:table-cell>
          <table:table-cell table:style-name="Tabla4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4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4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4.1">
          <table:table-cell table:style-name="Tabla4.A2" office:value-type="string">
            <text:p text:style-name="P19" loext:marker-style-name="T13"><text:span text:style-name="T13">4</text:span><text:span text:style-name="T13"/></text:p>
          </table:table-cell>
          <table:table-cell table:style-name="Tabla4.B2" office:value-type="string">
            <text:p text:style-name="P19" loext:marker-style-name="T13"><text:span text:style-name="T13">8</text:span><text:span text:style-name="T13"/></text:p>
          </table:table-cell>
          <table:table-cell table:style-name="Tabla4.C2" office:value-type="string">
            <text:p text:style-name="P21" loext:marker-style-name="T8">4</text:p>
          </table:table-cell>
          <table:table-cell table:style-name="Tabla4.D2" office:value-type="string">
            <text:p text:style-name="P21" loext:marker-style-name="T8">4</text:p>
          </table:table-cell>
          <table:table-cell table:style-name="Tabla4.E2" office:value-type="string">
            <text:p text:style-name="P21" loext:marker-style-name="T8">true</text:p>
          </table:table-cell>
          <table:table-cell table:style-name="Tabla4.F2" office:value-type="string">
            <text:p text:style-name="P21" loext:marker-style-name="T8">true</text:p>
          </table:table-cell>
          <table:table-cell table:style-name="Tabla4.G2" office:value-type="string">
            <text:p text:style-name="P21" loext:marker-style-name="T8">true</text:p>
          </table:table-cell>
        </table:table-row>
        <table:table-row table:style-name="Tabla4.1">
          <table:table-cell table:style-name="Tabla4.A3" office:value-type="string">
            <text:p text:style-name="P11" loext:marker-style-name="T8"/>
          </table:table-cell>
          <table:table-cell table:style-name="Tabla4.B3" office:value-type="string">
            <text:p text:style-name="P11" loext:marker-style-name="T8"/>
          </table:table-cell>
          <table:table-cell table:style-name="Tabla4.C3" office:value-type="string">
            <text:p text:style-name="P11" loext:marker-style-name="T8"/>
          </table:table-cell>
          <table:table-cell table:style-name="Tabla4.D3" office:value-type="string">
            <text:p text:style-name="P11" loext:marker-style-name="T8"/>
          </table:table-cell>
          <table:table-cell table:style-name="Tabla4.E3" office:value-type="string">
            <text:p text:style-name="P11" loext:marker-style-name="T8"/>
          </table:table-cell>
          <table:table-cell table:style-name="Tabla4.F3" office:value-type="string">
            <text:p text:style-name="P11" loext:marker-style-name="T8"/>
          </table:table-cell>
          <table:table-cell table:style-name="Tabla4.G3" office:value-type="string">
            <text:p text:style-name="P11" loext:marker-style-name="T8"/>
          </table:table-cell>
        </table:table-row>
        <table:table-row table:style-name="Tabla4.1">
          <table:table-cell table:style-name="Tabla4.A4" office:value-type="string">
            <text:p text:style-name="P11" loext:marker-style-name="T8"/>
          </table:table-cell>
          <table:table-cell table:style-name="Tabla4.B4" office:value-type="string">
            <text:p text:style-name="P11" loext:marker-style-name="T8"/>
          </table:table-cell>
          <table:table-cell table:style-name="Tabla4.C4" office:value-type="string">
            <text:p text:style-name="P11" loext:marker-style-name="T8"/>
          </table:table-cell>
          <table:table-cell table:style-name="Tabla4.D4" office:value-type="string">
            <text:p text:style-name="P11" loext:marker-style-name="T8"/>
          </table:table-cell>
          <table:table-cell table:style-name="Tabla4.E4" office:value-type="string">
            <text:p text:style-name="P11" loext:marker-style-name="T8"/>
          </table:table-cell>
          <table:table-cell table:style-name="Tabla4.F4" office:value-type="string">
            <text:p text:style-name="P11" loext:marker-style-name="T8"/>
          </table:table-cell>
          <table:table-cell table:style-name="Tabla4.G4" office:value-type="string">
            <text:p text:style-name="P11" loext:marker-style-name="T8"/>
          </table:table-cell>
        </table:table-row>
        <table:table-row table:style-name="Tabla4.1">
          <table:table-cell table:style-name="Tabla4.A5" office:value-type="string">
            <text:p text:style-name="P11" loext:marker-style-name="T8"/>
          </table:table-cell>
          <table:table-cell table:style-name="Tabla4.B5" office:value-type="string">
            <text:p text:style-name="P11" loext:marker-style-name="T8"/>
          </table:table-cell>
          <table:table-cell table:style-name="Tabla4.C5" office:value-type="string">
            <text:p text:style-name="P11" loext:marker-style-name="T8"/>
          </table:table-cell>
          <table:table-cell table:style-name="Tabla4.D5" office:value-type="string">
            <text:p text:style-name="P11" loext:marker-style-name="T8"/>
          </table:table-cell>
          <table:table-cell table:style-name="Tabla4.E5" office:value-type="string">
            <text:p text:style-name="P11" loext:marker-style-name="T8"/>
          </table:table-cell>
          <table:table-cell table:style-name="Tabla4.F5" office:value-type="string">
            <text:p text:style-name="P11" loext:marker-style-name="T8"/>
          </table:table-cell>
          <table:table-cell table:style-name="Tabla4.G5" office:value-type="string">
            <text:p text:style-name="P11" loext:marker-style-name="T8"/>
          </table:table-cell>
        </table:table-row>
        <table:table-row table:style-name="Tabla4.1">
          <table:table-cell table:style-name="Tabla4.A6" office:value-type="string">
            <text:p text:style-name="P11" loext:marker-style-name="T8"/>
          </table:table-cell>
          <table:table-cell table:style-name="Tabla4.B6" office:value-type="string">
            <text:p text:style-name="P11" loext:marker-style-name="T8"/>
          </table:table-cell>
          <table:table-cell table:style-name="Tabla4.C6" office:value-type="string">
            <text:p text:style-name="P11" loext:marker-style-name="T8"/>
          </table:table-cell>
          <table:table-cell table:style-name="Tabla4.D6" office:value-type="string">
            <text:p text:style-name="P11" loext:marker-style-name="T8"/>
          </table:table-cell>
          <table:table-cell table:style-name="Tabla4.E6" office:value-type="string">
            <text:p text:style-name="P11" loext:marker-style-name="T8"/>
          </table:table-cell>
          <table:table-cell table:style-name="Tabla4.F6" office:value-type="string">
            <text:p text:style-name="P11" loext:marker-style-name="T8"/>
          </table:table-cell>
          <table:table-cell table:style-name="Tabla4.G6" office:value-type="string">
            <text:p text:style-name="P11" loext:marker-style-name="T8"/>
          </table:table-cell>
        </table:table-row>
        <table:table-row table:style-name="Tabla4.1">
          <table:table-cell table:style-name="Tabla4.A7" office:value-type="string">
            <text:p text:style-name="P11" loext:marker-style-name="T8"/>
          </table:table-cell>
          <table:table-cell table:style-name="Tabla4.B7" office:value-type="string">
            <text:p text:style-name="P11" loext:marker-style-name="T8"/>
          </table:table-cell>
          <table:table-cell table:style-name="Tabla4.C7" office:value-type="string">
            <text:p text:style-name="P11" loext:marker-style-name="T8"/>
          </table:table-cell>
          <table:table-cell table:style-name="Tabla4.D7" office:value-type="string">
            <text:p text:style-name="P11" loext:marker-style-name="T8"/>
          </table:table-cell>
          <table:table-cell table:style-name="Tabla4.E7" office:value-type="string">
            <text:p text:style-name="P11" loext:marker-style-name="T8"/>
          </table:table-cell>
          <table:table-cell table:style-name="Tabla4.F7" office:value-type="string">
            <text:p text:style-name="P11" loext:marker-style-name="T8"/>
          </table:table-cell>
          <table:table-cell table:style-name="Tabla4.G7" office:value-type="string">
            <text:p text:style-name="P11" loext:marker-style-name="T8"/>
          </table:table-cell>
        </table:table-row>
        <table:table-row table:style-name="Tabla4.1">
          <table:table-cell table:style-name="Tabla4.A8" office:value-type="string">
            <text:p text:style-name="P11" loext:marker-style-name="T8"/>
          </table:table-cell>
          <table:table-cell table:style-name="Tabla4.B8" office:value-type="string">
            <text:p text:style-name="P11" loext:marker-style-name="T8"/>
          </table:table-cell>
          <table:table-cell table:style-name="Tabla4.C8" office:value-type="string">
            <text:p text:style-name="P11" loext:marker-style-name="T8"/>
          </table:table-cell>
          <table:table-cell table:style-name="Tabla4.D8" office:value-type="string">
            <text:p text:style-name="P11" loext:marker-style-name="T8"/>
          </table:table-cell>
          <table:table-cell table:style-name="Tabla4.E8" office:value-type="string">
            <text:p text:style-name="P11" loext:marker-style-name="T8"/>
          </table:table-cell>
          <table:table-cell table:style-name="Tabla4.F8" office:value-type="string">
            <text:p text:style-name="P11" loext:marker-style-name="T8"/>
          </table:table-cell>
          <table:table-cell table:style-name="Tabla4.G8" office:value-type="string">
            <text:p text:style-name="P11" loext:marker-style-name="T8"/>
          </table:table-cell>
        </table:table-row>
        <table:table-row table:style-name="Tabla4.1">
          <table:table-cell table:style-name="Tabla4.A9" office:value-type="string">
            <text:p text:style-name="P11" loext:marker-style-name="T8"/>
          </table:table-cell>
          <table:table-cell table:style-name="Tabla4.B9" office:value-type="string">
            <text:p text:style-name="P11" loext:marker-style-name="T8"/>
          </table:table-cell>
          <table:table-cell table:style-name="Tabla4.C9" office:value-type="string">
            <text:p text:style-name="P11" loext:marker-style-name="T8"/>
          </table:table-cell>
          <table:table-cell table:style-name="Tabla4.D9" office:value-type="string">
            <text:p text:style-name="P11" loext:marker-style-name="T8"/>
          </table:table-cell>
          <table:table-cell table:style-name="Tabla4.E9" office:value-type="string">
            <text:p text:style-name="P11" loext:marker-style-name="T8"/>
          </table:table-cell>
          <table:table-cell table:style-name="Tabla4.F9" office:value-type="string">
            <text:p text:style-name="P11" loext:marker-style-name="T8"/>
          </table:table-cell>
          <table:table-cell table:style-name="Tabla4.G9" office:value-type="string">
            <text:p text:style-name="P11" loext:marker-style-name="T8"/>
          </table:table-cell>
        </table:table-row>
        <table:table-row table:style-name="Tabla4.1">
          <table:table-cell table:style-name="Tabla4.A10" office:value-type="string">
            <text:p text:style-name="P11" loext:marker-style-name="T8"/>
          </table:table-cell>
          <table:table-cell table:style-name="Tabla4.B10" office:value-type="string">
            <text:p text:style-name="P11" loext:marker-style-name="T8"/>
          </table:table-cell>
          <table:table-cell table:style-name="Tabla4.C10" office:value-type="string">
            <text:p text:style-name="P11" loext:marker-style-name="T8"/>
          </table:table-cell>
          <table:table-cell table:style-name="Tabla4.D10" office:value-type="string">
            <text:p text:style-name="P11" loext:marker-style-name="T8"/>
          </table:table-cell>
          <table:table-cell table:style-name="Tabla4.E10" office:value-type="string">
            <text:p text:style-name="P11" loext:marker-style-name="T8"/>
          </table:table-cell>
          <table:table-cell table:style-name="Tabla4.F10" office:value-type="string">
            <text:p text:style-name="P11" loext:marker-style-name="T8"/>
          </table:table-cell>
          <table:table-cell table:style-name="Tabla4.G10" office:value-type="string">
            <text:p text:style-name="P11" loext:marker-style-name="T8"/>
          </table:table-cell>
        </table:table-row>
        <table:table-row table:style-name="Tabla4.1">
          <table:table-cell table:style-name="Tabla4.A11" office:value-type="string">
            <text:p text:style-name="P11" loext:marker-style-name="T8"/>
          </table:table-cell>
          <table:table-cell table:style-name="Tabla4.B11" office:value-type="string">
            <text:p text:style-name="P11" loext:marker-style-name="T8"/>
          </table:table-cell>
          <table:table-cell table:style-name="Tabla4.C11" office:value-type="string">
            <text:p text:style-name="P11" loext:marker-style-name="T8"/>
          </table:table-cell>
          <table:table-cell table:style-name="Tabla4.D11" office:value-type="string">
            <text:p text:style-name="P11" loext:marker-style-name="T8"/>
          </table:table-cell>
          <table:table-cell table:style-name="Tabla4.E11" office:value-type="string">
            <text:p text:style-name="P11" loext:marker-style-name="T8"/>
          </table:table-cell>
          <table:table-cell table:style-name="Tabla4.F11" office:value-type="string">
            <text:p text:style-name="P11" loext:marker-style-name="T8"/>
          </table:table-cell>
          <table:table-cell table:style-name="Tabla4.G11" office:value-type="string">
            <text:p text:style-name="P11" loext:marker-style-name="T8"/>
          </table:table-cell>
        </table:table-row>
        <table:table-row table:style-name="Tabla4.1">
          <table:table-cell table:style-name="Tabla4.A12" office:value-type="string">
            <text:p text:style-name="P11" loext:marker-style-name="T8"/>
          </table:table-cell>
          <table:table-cell table:style-name="Tabla4.B12" office:value-type="string">
            <text:p text:style-name="P11" loext:marker-style-name="T8"/>
          </table:table-cell>
          <table:table-cell table:style-name="Tabla4.C12" office:value-type="string">
            <text:p text:style-name="P11" loext:marker-style-name="T8"/>
          </table:table-cell>
          <table:table-cell table:style-name="Tabla4.D12" office:value-type="string">
            <text:p text:style-name="P11" loext:marker-style-name="T8"/>
          </table:table-cell>
          <table:table-cell table:style-name="Tabla4.E12" office:value-type="string">
            <text:p text:style-name="P11" loext:marker-style-name="T8"/>
          </table:table-cell>
          <table:table-cell table:style-name="Tabla4.F12" office:value-type="string">
            <text:p text:style-name="P11" loext:marker-style-name="T8"/>
          </table:table-cell>
          <table:table-cell table:style-name="Tabla4.G12" office:value-type="string">
            <text:p text:style-name="P11" loext:marker-style-name="T8"/>
          </table:table-cell>
        </table:table-row>
        <table:table-row table:style-name="Tabla4.1">
          <table:table-cell table:style-name="Tabla4.A13" office:value-type="string">
            <text:p text:style-name="P11" loext:marker-style-name="T8"/>
          </table:table-cell>
          <table:table-cell table:style-name="Tabla4.B13" office:value-type="string">
            <text:p text:style-name="P11" loext:marker-style-name="T8"/>
          </table:table-cell>
          <table:table-cell table:style-name="Tabla4.C13" office:value-type="string">
            <text:p text:style-name="P11" loext:marker-style-name="T8"/>
          </table:table-cell>
          <table:table-cell table:style-name="Tabla4.D13" office:value-type="string">
            <text:p text:style-name="P11" loext:marker-style-name="T8"/>
          </table:table-cell>
          <table:table-cell table:style-name="Tabla4.E13" office:value-type="string">
            <text:p text:style-name="P11" loext:marker-style-name="T8"/>
          </table:table-cell>
          <table:table-cell table:style-name="Tabla4.F13" office:value-type="string">
            <text:p text:style-name="P11" loext:marker-style-name="T8"/>
          </table:table-cell>
          <table:table-cell table:style-name="Tabla4.G13" office:value-type="string">
            <text:p text:style-name="P11" loext:marker-style-name="T8"/>
          </table:table-cell>
        </table:table-row>
        <table:table-row table:style-name="Tabla4.1">
          <table:table-cell table:style-name="Tabla4.A14" office:value-type="string">
            <text:p text:style-name="P11" loext:marker-style-name="T8"/>
          </table:table-cell>
          <table:table-cell table:style-name="Tabla4.B14" office:value-type="string">
            <text:p text:style-name="P11" loext:marker-style-name="T8"/>
          </table:table-cell>
          <table:table-cell table:style-name="Tabla4.C14" office:value-type="string">
            <text:p text:style-name="P11" loext:marker-style-name="T8"/>
          </table:table-cell>
          <table:table-cell table:style-name="Tabla4.D14" office:value-type="string">
            <text:p text:style-name="P11" loext:marker-style-name="T8"/>
          </table:table-cell>
          <table:table-cell table:style-name="Tabla4.E14" office:value-type="string">
            <text:p text:style-name="P11" loext:marker-style-name="T8"/>
          </table:table-cell>
          <table:table-cell table:style-name="Tabla4.F14" office:value-type="string">
            <text:p text:style-name="P11" loext:marker-style-name="T8"/>
          </table:table-cell>
          <table:table-cell table:style-name="Tabla4.G14" office:value-type="string">
            <text:p text:style-name="P11" loext:marker-style-name="T8"/>
          </table:table-cell>
        </table:table-row>
        <table:table-row table:style-name="Tabla4.1">
          <table:table-cell table:style-name="Tabla4.A15" office:value-type="string">
            <text:p text:style-name="P11" loext:marker-style-name="T8"/>
          </table:table-cell>
          <table:table-cell table:style-name="Tabla4.B15" office:value-type="string">
            <text:p text:style-name="P11" loext:marker-style-name="T8"/>
          </table:table-cell>
          <table:table-cell table:style-name="Tabla4.C15" office:value-type="string">
            <text:p text:style-name="P11" loext:marker-style-name="T8"/>
          </table:table-cell>
          <table:table-cell table:style-name="Tabla4.D15" office:value-type="string">
            <text:p text:style-name="P11" loext:marker-style-name="T8"/>
          </table:table-cell>
          <table:table-cell table:style-name="Tabla4.E15" office:value-type="string">
            <text:p text:style-name="P11" loext:marker-style-name="T8"/>
          </table:table-cell>
          <table:table-cell table:style-name="Tabla4.F15" office:value-type="string">
            <text:p text:style-name="P11" loext:marker-style-name="T8"/>
          </table:table-cell>
          <table:table-cell table:style-name="Tabla4.G15" office:value-type="string">
            <text:p text:style-name="P11" loext:marker-style-name="T8"/>
          </table:table-cell>
        </table:table-row>
        <table:table-row table:style-name="Tabla4.1">
          <table:table-cell table:style-name="Tabla4.A16" office:value-type="string">
            <text:p text:style-name="P11" loext:marker-style-name="T8"/>
          </table:table-cell>
          <table:table-cell table:style-name="Tabla4.B16" office:value-type="string">
            <text:p text:style-name="P11" loext:marker-style-name="T8"/>
          </table:table-cell>
          <table:table-cell table:style-name="Tabla4.C16" office:value-type="string">
            <text:p text:style-name="P11" loext:marker-style-name="T8"/>
          </table:table-cell>
          <table:table-cell table:style-name="Tabla4.D16" office:value-type="string">
            <text:p text:style-name="P11" loext:marker-style-name="T8"/>
          </table:table-cell>
          <table:table-cell table:style-name="Tabla4.E16" office:value-type="string">
            <text:p text:style-name="P11" loext:marker-style-name="T8"/>
          </table:table-cell>
          <table:table-cell table:style-name="Tabla4.F16" office:value-type="string">
            <text:p text:style-name="P11" loext:marker-style-name="T8"/>
          </table:table-cell>
          <table:table-cell table:style-name="Tabla4.G16" office:value-type="string">
            <text:p text:style-name="P11" loext:marker-style-name="T8"/>
          </table:table-cell>
        </table:table-row>
        <table:table-row table:style-name="Tabla4.1">
          <table:table-cell table:style-name="Tabla4.A17" office:value-type="string">
            <text:p text:style-name="P11" loext:marker-style-name="T8"/>
          </table:table-cell>
          <table:table-cell table:style-name="Tabla4.B17" office:value-type="string">
            <text:p text:style-name="P11" loext:marker-style-name="T8"/>
          </table:table-cell>
          <table:table-cell table:style-name="Tabla4.C17" office:value-type="string">
            <text:p text:style-name="P11" loext:marker-style-name="T8"/>
          </table:table-cell>
          <table:table-cell table:style-name="Tabla4.D17" office:value-type="string">
            <text:p text:style-name="P11" loext:marker-style-name="T8"/>
          </table:table-cell>
          <table:table-cell table:style-name="Tabla4.E17" office:value-type="string">
            <text:p text:style-name="P11" loext:marker-style-name="T8"/>
          </table:table-cell>
          <table:table-cell table:style-name="Tabla4.F17" office:value-type="string">
            <text:p text:style-name="P11" loext:marker-style-name="T8"/>
          </table:table-cell>
          <table:table-cell table:style-name="Tabla4.G17" office:value-type="string">
            <text:p text:style-name="P11" loext:marker-style-name="T8"/>
          </table:table-cell>
        </table:table-row>
        <table:table-row table:style-name="Tabla4.1">
          <table:table-cell table:style-name="Tabla4.A18" office:value-type="string">
            <text:p text:style-name="P11" loext:marker-style-name="T8"/>
          </table:table-cell>
          <table:table-cell table:style-name="Tabla4.B18" office:value-type="string">
            <text:p text:style-name="P11" loext:marker-style-name="T8"/>
          </table:table-cell>
          <table:table-cell table:style-name="Tabla4.C18" office:value-type="string">
            <text:p text:style-name="P11" loext:marker-style-name="T8"/>
          </table:table-cell>
          <table:table-cell table:style-name="Tabla4.D18" office:value-type="string">
            <text:p text:style-name="P11" loext:marker-style-name="T8"/>
          </table:table-cell>
          <table:table-cell table:style-name="Tabla4.E18" office:value-type="string">
            <text:p text:style-name="P11" loext:marker-style-name="T8"/>
          </table:table-cell>
          <table:table-cell table:style-name="Tabla4.F18" office:value-type="string">
            <text:p text:style-name="P11" loext:marker-style-name="T8"/>
          </table:table-cell>
          <table:table-cell table:style-name="Tabla4.G18" office:value-type="string">
            <text:p text:style-name="P11" loext:marker-style-name="T8"/>
          </table:table-cell>
        </table:table-row>
        <table:table-row table:style-name="Tabla4.1">
          <table:table-cell table:style-name="Tabla4.A19" office:value-type="string">
            <text:p text:style-name="P11" loext:marker-style-name="T8"/>
          </table:table-cell>
          <table:table-cell table:style-name="Tabla4.B19" office:value-type="string">
            <text:p text:style-name="P11" loext:marker-style-name="T8"/>
          </table:table-cell>
          <table:table-cell table:style-name="Tabla4.C19" office:value-type="string">
            <text:p text:style-name="P11" loext:marker-style-name="T8"/>
          </table:table-cell>
          <table:table-cell table:style-name="Tabla4.D19" office:value-type="string">
            <text:p text:style-name="P11" loext:marker-style-name="T8"/>
          </table:table-cell>
          <table:table-cell table:style-name="Tabla4.E19" office:value-type="string">
            <text:p text:style-name="P11" loext:marker-style-name="T8"/>
          </table:table-cell>
          <table:table-cell table:style-name="Tabla4.F19" office:value-type="string">
            <text:p text:style-name="P11" loext:marker-style-name="T8"/>
          </table:table-cell>
          <table:table-cell table:style-name="Tabla4.G19" office:value-type="string">
            <text:p text:style-name="P11" loext:marker-style-name="T8"/>
          </table:table-cell>
        </table:table-row>
        <table:table-row table:style-name="Tabla4.1">
          <table:table-cell table:style-name="Tabla4.A20" office:value-type="string">
            <text:p text:style-name="P11" loext:marker-style-name="T8"/>
          </table:table-cell>
          <table:table-cell table:style-name="Tabla4.B20" office:value-type="string">
            <text:p text:style-name="P11" loext:marker-style-name="T8"/>
          </table:table-cell>
          <table:table-cell table:style-name="Tabla4.C20" office:value-type="string">
            <text:p text:style-name="P11" loext:marker-style-name="T8"/>
          </table:table-cell>
          <table:table-cell table:style-name="Tabla4.D20" office:value-type="string">
            <text:p text:style-name="P11" loext:marker-style-name="T8"/>
          </table:table-cell>
          <table:table-cell table:style-name="Tabla4.E20" office:value-type="string">
            <text:p text:style-name="P11" loext:marker-style-name="T8"/>
          </table:table-cell>
          <table:table-cell table:style-name="Tabla4.F20" office:value-type="string">
            <text:p text:style-name="P11" loext:marker-style-name="T8"/>
          </table:table-cell>
          <table:table-cell table:style-name="Tabla4.G20" office:value-type="string">
            <text:p text:style-name="P11" loext:marker-style-name="T8"/>
          </table:table-cell>
        </table:table-row>
        <table:table-row table:style-name="Tabla4.1">
          <table:table-cell table:style-name="Tabla4.A21" office:value-type="string">
            <text:p text:style-name="P11" loext:marker-style-name="T8"/>
          </table:table-cell>
          <table:table-cell table:style-name="Tabla4.B21" office:value-type="string">
            <text:p text:style-name="P11" loext:marker-style-name="T8"/>
          </table:table-cell>
          <table:table-cell table:style-name="Tabla4.C21" office:value-type="string">
            <text:p text:style-name="P11" loext:marker-style-name="T8"/>
          </table:table-cell>
          <table:table-cell table:style-name="Tabla4.D21" office:value-type="string">
            <text:p text:style-name="P11" loext:marker-style-name="T8"/>
          </table:table-cell>
          <table:table-cell table:style-name="Tabla4.E21" office:value-type="string">
            <text:p text:style-name="P11" loext:marker-style-name="T8"/>
          </table:table-cell>
          <table:table-cell table:style-name="Tabla4.F21" office:value-type="string">
            <text:p text:style-name="P11" loext:marker-style-name="T8"/>
          </table:table-cell>
          <table:table-cell table:style-name="Tabla4.G21" office:value-type="string">
            <text:p text:style-name="P11" loext:marker-style-name="T8"/>
          </table:table-cell>
        </table:table-row>
        <table:table-row table:style-name="Tabla4.1">
          <table:table-cell table:style-name="Tabla4.A22" office:value-type="string">
            <text:p text:style-name="P11" loext:marker-style-name="T8"/>
          </table:table-cell>
          <table:table-cell table:style-name="Tabla4.B22" office:value-type="string">
            <text:p text:style-name="P11" loext:marker-style-name="T8"/>
          </table:table-cell>
          <table:table-cell table:style-name="Tabla4.C22" office:value-type="string">
            <text:p text:style-name="P11" loext:marker-style-name="T8"/>
          </table:table-cell>
          <table:table-cell table:style-name="Tabla4.D22" office:value-type="string">
            <text:p text:style-name="P11" loext:marker-style-name="T8"/>
          </table:table-cell>
          <table:table-cell table:style-name="Tabla4.E22" office:value-type="string">
            <text:p text:style-name="P11" loext:marker-style-name="T8"/>
          </table:table-cell>
          <table:table-cell table:style-name="Tabla4.F22" office:value-type="string">
            <text:p text:style-name="P11" loext:marker-style-name="T8"/>
          </table:table-cell>
          <table:table-cell table:style-name="Tabla4.G22" office:value-type="string">
            <text:p text:style-name="P11" loext:marker-style-name="T8"/>
          </table:table-cell>
        </table:table-row>
        <table:table-row table:style-name="Tabla4.1">
          <table:table-cell table:style-name="Tabla4.A23" office:value-type="string">
            <text:p text:style-name="P11" loext:marker-style-name="T8"/>
          </table:table-cell>
          <table:table-cell table:style-name="Tabla4.B23" office:value-type="string">
            <text:p text:style-name="P11" loext:marker-style-name="T8"/>
          </table:table-cell>
          <table:table-cell table:style-name="Tabla4.C23" office:value-type="string">
            <text:p text:style-name="P11" loext:marker-style-name="T8"/>
          </table:table-cell>
          <table:table-cell table:style-name="Tabla4.D23" office:value-type="string">
            <text:p text:style-name="P11" loext:marker-style-name="T8"/>
          </table:table-cell>
          <table:table-cell table:style-name="Tabla4.E23" office:value-type="string">
            <text:p text:style-name="P11" loext:marker-style-name="T8"/>
          </table:table-cell>
          <table:table-cell table:style-name="Tabla4.F23" office:value-type="string">
            <text:p text:style-name="P11" loext:marker-style-name="T8"/>
          </table:table-cell>
          <table:table-cell table:style-name="Tabla4.G23" office:value-type="string">
            <text:p text:style-name="P11" loext:marker-style-name="T8"/>
          </table:table-cell>
        </table:table-row>
      </table:table>
      <text:p text:style-name="P15" loext:marker-style-name="T9"/>
      <text:p text:style-name="P16" loext:marker-style-name="T9"/>
      <text:list text:continue-numbering="true" text:style-name="WWNum20">
        <text:list-item>
          <text:p text:style-name="P17" loext:marker-style-name="T10"><text:span text:style-name="T10">Los dos ejercicios anteriores resuelven el mismo problema. Sin embargo, fíjate que la condición en la que se comprueba que tanto a y b son divididos por un número para ver si es divisor cambia de una a otra:</text:span><text:span text:style-name="T10"/></text:p>
        </text:list-item>
      </text:list>
      <text:p text:style-name="P18" loext:marker-style-name="T10"/>
      <text:p text:style-name="Standard" loext:marker-style-name="T14"><text:span text:style-name="T14">Versión 1:</text:span><text:span text:style-name="T14"/></text:p>
      <text:p text:style-name="P18" loext:marker-style-name="T10"/>
      <text:p text:style-name="P22" loext:marker-style-name="T4"><text:span text:style-name="T4">while (menor&gt;0 &amp;&amp; mcd==1){</text:span><text:span text:style-name="T4"/></text:p>
      <text:p text:style-name="P5" loext:marker-style-name="T4"><text:span text:style-name="T4"><text:s text:c="12"/>if (</text:span><text:span text:style-name="T15">a%menor==0 &amp;&amp; b%menor==0</text:span><text:span text:style-name="T4">){</text:span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18" loext:marker-style-name="T10"/>
      <text:p text:style-name="P18" loext:marker-style-name="T10"/>
      <text:p text:style-name="P18" loext:marker-style-name="T10"><draw:custom-shape text:anchor-type="char" draw:z-index="16" draw:name="3 Cuadro de texto" draw:style-name="gr1" draw:text-style-name="P24" svg:width="5.587cm" svg:height="0.652cm" svg:x="0.004cm" svg:y="0.019cm"><text:p text:style-name="P23" loext:marker-style-name="T16"><text:span text:style-name="T4">a%menor==0 &amp;&amp; b%menor==0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 loext:marker-style-name="T10"/>
      <text:p text:style-name="P18" loext:marker-style-name="T10"/>
      <text:p text:style-name="Standard" loext:marker-style-name="T14"><text:span text:style-name="T14">Versión 2:</text:span><text:span text:style-name="T14"/></text:p>
      <text:p text:style-name="P18" loext:marker-style-name="T10"/>
      <text:p text:style-name="P25" loext:marker-style-name="T9"><text:span text:style-name="T9">while (mcd&gt;0 &amp;&amp; (</text:span><text:span text:style-name="T17">a%mcd!=0 || b%mcd!=0</text:span><text:span text:style-name="T9">)){</text:span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P18" loext:marker-style-name="T10"/>
      <text:p text:style-name="Standard" loext:marker-style-name="T10"><draw:custom-shape text:anchor-type="as-char" draw:z-index="10" draw:name="4 Cuadro de texto" draw:style-name="gr2" draw:text-style-name="P24" svg:width="5.081cm" svg:height="0.652cm"><text:p text:style-name="P23" loext:marker-style-name="T9"><text:span text:style-name="T9">a%mcd!=0 || b%mcd!=0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8" loext:marker-style-name="T10"/>
      <text:p text:style-name="P18" loext:marker-style-name="T10"/>
      <text:list text:style-name="WWNum23">
        <text:list-item>
          <text:p text:style-name="P26" loext:marker-style-name="T10"><text:span text:style-name="T10">Traduce con tus palabras qué se intenta hacer en cada una de las sentencias.</text:span></text:p>
          <text:p text:style-name="P26" loext:marker-style-name="T10"><text:span text:style-name="T10"/></text:p>
          <text:p text:style-name="P27" loext:marker-style-name="T10"><text:span text:style-name="T10">En la sentencia 1 estamos intentando verificar si al dividir “a” entre “menor” de resto sale 0 y a su vez también <text:s/>si al dividir “b” entre “menor” de resto sale 0.</text:span></text:p>
        </text:list-item>
      </text:list>
      <text:p text:style-name="P28" loext:marker-style-name="T10"><text:span text:style-name="T10"/></text:p>
      <text:list text:continue-numbering="true" text:style-name="WWNum23">
        <text:list-header>
          <text:p text:style-name="P27" loext:marker-style-name="T10"><text:span text:style-name="T10">En la sentencia 2 estamos intentando verificar si al dividir “a” entre “menor” de resto sale 0 o si al dividir “b” entre “menor” de resto sale 0.</text:span></text:p>
        </text:list-header>
      </text:list>
      <text:p text:style-name="P29" loext:marker-style-name="T10"/>
      <text:list text:continue-numbering="true" text:style-name="WWNum23">
        <text:list-item>
          <text:p text:style-name="P26" loext:marker-style-name="T10"><text:span text:style-name="T10">¿Por qué funcionan los dos programas si son distintas las condiciones?</text:span></text:p>
          <text:p text:style-name="P30" loext:marker-style-name="T10"><text:span text:style-name="T10">En el primero se está factorizando el menor , y en el segundo ya se da por echo es que el menor ya es el máximo común divisor y lo que comprobamos es si se cumple verdaderamente.</text:span></text:p>
        </text:list-item>
      </text:list>
      <text:p text:style-name="P18" loext:marker-style-name="T10"/>
      <text:list text:continue-numbering="true" text:style-name="WWNum23">
        <text:list-item>
          <text:p text:style-name="P26" loext:marker-style-name="T10"><text:span text:style-name="T10">Utilizando el operador not (</text:span><text:bookmark-start text:name="_GoBack"/><text:span text:style-name="T10">!</text:span><text:bookmark-end text:name="_GoBack"/><text:span text:style-name="T10">), reescribe la condición de la version 2.</text:span></text:p>
          <text:p text:style-name="P31" loext:marker-style-name="T9"><text:bookmark-start text:name="__DdeLink__3316_2542655942 Copia 1"/><text:span text:style-name="T9">while </text:span><text:span text:style-name="T18">(!(mcd &lt;=0 || (a%mcd==0 &amp;&amp; b%mcd==0)))</text:span></text:p>
          <text:p text:style-name="P31" loext:marker-style-name="T9"><text:span text:style-name="T9">{</text:span></text:p>
          <text:p text:style-name="P32" loext:marker-style-name="T9"><text:span text:style-name="T9"><text:s text:c="3"/>mcd--;</text:span></text:p>
          <text:p text:style-name="P32" loext:marker-style-name="T9"><text:span text:style-name="T9">}</text:span><text:bookmark-end text:name="__DdeLink__3316_2542655942 Copia 1"/></text:p>
          <text:p text:style-name="P31" loext:marker-style-name="T9"><text:span text:style-name="T9"/></text:p>
        </text:list-item>
      </text:list>
      <text:p text:style-name="P18" loext:marker-style-name="T10"/>
      <text:list text:continue-numbering="true" text:style-name="WWNum23">
        <text:list-item>
          <text:p text:style-name="P26" loext:marker-style-name="T10"><text:span text:style-name="T10">¿Cómo leerías ahora la condición del bucle </text:span><text:span text:style-name="T19">while</text:span><text:span text:style-name="T10"> de la versión 2?</text:span></text:p>
        </text:list-item>
      </text:list>
      <text:p text:style-name="P18" loext:marker-style-name="T10"><text:tab/><text:span text:style-name="T20">Si no se cumple que el mcd sea igual o menor que 0 o que el resto de la division de a y b entre el mcd sea 0... </text:span></text:p>
      <text:p text:style-name="P18" loext:marker-style-name="T10"/>
      <text:p text:style-name="P18" loext:marker-style-name="T10"/>
      <text:p text:style-name="P18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 Mono" svg:font-family="'DejaVu Sans Mono'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hatch draw:name="Red_20_90_20_Degrees_20_Crossed_20_2" draw:display-name="Red 90 Degrees Crossed 2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Epígrafe_20_1" style:display-name="Epígrafe 1" style:family="paragraph" style:parent-style-name="List_20_Paragraph" style:list-style-name="WWNum1">
      <style:paragraph-properties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1" style:family="paragraph" style:parent-style-name="Standard" style:list-style-name="WWNum11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2" style:family="paragraph" style:parent-style-name="Standard" style:list-style-name="WWNum11" style:list-level="2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3" style:family="paragraph" style:parent-style-name="Standard" style:list-style-name="WWNum11" style:list-level="3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4" style:family="paragraph" style:parent-style-name="Standard" style:list-style-name="WWNum11" style:list-level="4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5" style:family="paragraph" style:parent-style-name="Standard" style:list-style-name="WWNum11" style:list-level="5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40" style:display-name="ListLabel 4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0" style:display-name="ListLabel 5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58" style:display-name="ListLabel 58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67" style:display-name="ListLabel 67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style:font-name="Calibri" fo:font-family="Calibri" style:font-pitch="variable" fo:font-size="10pt" style:font-size-asian="10pt"/>
    </style:style>
    <style:style style:name="ListLabel_20_183" style:display-name="ListLabel 183" style:family="text">
      <style:text-properties style:font-name="Calibri" fo:font-family="Calibri" style:font-pitch="variable" fo:font-size="10pt" style:font-size-asian="10pt"/>
    </style:style>
    <style:style style:name="ListLabel_20_184" style:display-name="ListLabel 184" style:family="text">
      <style:text-properties style:font-name="Calibri" fo:font-family="Calibri" style:font-pitch="variable" fo:font-size="10pt" style:font-size-asian="10pt"/>
    </style:style>
    <style:style style:name="ListLabel_20_185" style:display-name="ListLabel 185" style:family="text">
      <style:text-properties style:font-name="Calibri" fo:font-family="Calibri" style:font-pitch="variable" fo:font-size="10pt" style:font-size-asian="10pt"/>
    </style:style>
    <style:style style:name="ListLabel_20_186" style:display-name="ListLabel 186" style:family="text">
      <style:text-properties style:font-name="Calibri" fo:font-family="Calibri" style:font-pitch="variable" fo:font-size="10pt" style:font-size-asian="10pt"/>
    </style:style>
    <style:style style:name="ListLabel_20_187" style:display-name="ListLabel 187" style:family="text">
      <style:text-properties style:font-name="Calibri" fo:font-family="Calibri" style:font-pitch="variable" fo:font-size="10pt" style:font-size-asian="10pt"/>
    </style:style>
    <style:style style:name="ListLabel_20_188" style:display-name="ListLabel 188" style:family="text">
      <style:text-properties style:font-name="Calibri" fo:font-family="Calibri" style:font-pitch="variable" fo:font-size="10pt" style:font-size-asian="10pt"/>
    </style:style>
    <style:style style:name="ListLabel_20_189" style:display-name="ListLabel 189" style:family="text">
      <style:text-properties style:font-name="Calibri" fo:font-family="Calibri" style:font-pitch="variable" fo:font-size="10pt" style:font-size-asian="10pt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0010000000F0000000F765B99A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6.35cm" fo:text-indent="-0.635cm" fo:margin-left="6.35cm"/>
        </style:list-level-properties>
      </text:list-level-style-image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2cm" style:auto-text-indent="false"/>
    </style:style>
    <style:style style:name="MP2" style:family="paragraph" style:parent-style-name="Header">
      <style:paragraph-properties fo:margin-left="0.75cm" fo:text-align="justify" style:justify-single-word="false" fo:text-indent="1.251cm" style:auto-text-indent="false">
        <style:tab-stops>
          <style:tab-stop style:position="15.002cm" style:type="right"/>
        </style:tab-stops>
      </style:paragraph-properties>
    </style:style>
    <style:style style:name="MP3" style:family="paragraph" style:parent-style-name="Header">
      <style:paragraph-properties fo:margin-left="0.75cm" fo:text-indent="1.251cm" style:auto-text-indent="false">
        <style:tab-stops/>
      </style:paragraph-properties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MT1" style:family="text">
      <style:text-properties style:font-name="Times New Roman" fo:font-size="8pt" fo:language="es" fo:country="ES" style:font-size-asian="8pt" style:font-name-complex="Times New Roman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0.335cm" svg:y="-0.427cm" svg:width="1.358cm" svg:height="1.358cm" draw:z-index="4"><draw:image xlink:href="Pictures/10000001000000570000005776B28FCA.png" xlink:type="simple" xlink:show="embed" xlink:actuate="onLoad" draw:mime-type="image/png"/></draw:frame><text:span text:style-name="MT1">Programación<text:tab/><text:tab/>1º CFGS DAM<text:tab/></text:span><text:span text:style-name="MT1"/></text:p>
        <text:p text:style-name="MP2" loext:marker-style-name="MT1"><text:span text:style-name="MT1">Tema 3<text:tab/></text:span><text:span text:style-name="MT1"/></text:p>
        <text:p text:style-name="MP3" loext:marker-style-name="MT1"><draw:rect text:anchor-type="as-char" style:rel-width="100%" draw:z-index="9" draw:style-name="Mgr1" draw:text-style-name="MP4" svg:width="14.251cm" svg:height="0.054cm"><text:p/></draw:rect></text:p>
      </style:header>
      <style:footer>
        <text:p text:style-name="MP5"><draw:custom-shape text:anchor-type="as-char" draw:z-index="15" draw:name="AutoShape 1" draw:style-name="Mgr2" draw:text-style-name="MP6" svg:width="16.511cm" svg:height="0.126cm"><svg:desc>Light horizontal</svg:desc><text:p/><draw:enhanced-geometry draw:mirror-horizontal="false" draw:mirror-vertical="true" draw:glue-points="?f2 0 0 ?f3 ?f2 ?f4 ?f5 ?f3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5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ío</meta:initial-creator>
    <meta:editing-cycles>26</meta:editing-cycles>
    <meta:print-date>2023-11-09T16:47:00</meta:print-date>
    <meta:creation-date>2023-11-10T08:34:00</meta:creation-date>
    <dc:date>2024-10-22T19:55:04.872545763</dc:date>
    <meta:editing-duration>PT1H15M6S</meta:editing-duration>
    <meta:generator>LibreOffice/24.8.2.1$Linux_X86_64 LibreOffice_project/480$Build-1</meta:generator>
    <meta:document-statistic meta:table-count="4" meta:image-count="1" meta:object-count="0" meta:page-count="5" meta:paragraph-count="135" meta:word-count="509" meta:character-count="3099" meta:non-whitespace-character-count="2264"/>
    <meta:user-defined meta:name="AppVersion">14.0000</meta:user-defined>
    <meta:user-defined meta:name="Company">Universidad de Málaga</meta:user-defined>
    <meta:template xlink:type="simple" xlink:actuate="onRequest" xlink:title="Normal" xlink:href=""/>
  </office:meta>
</office:document-meta>
</file>